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Mangal1" svg:font-family="Mangal"/>
    <style:font-face style:name="Times New Roman1"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ffffff" loext:opacity="100%" style:font-name="나눔고딕" fo:font-size="11pt" officeooo:paragraph-rsid="008ef2e1" style:font-name-asian="나눔고딕" style:font-size-asian="11pt" style:font-size-complex="11pt"/>
    </style:style>
    <style:style style:name="P2" style:family="paragraph" style:parent-style-name="Standard">
      <style:paragraph-properties fo:text-align="start" style:justify-single-word="false"/>
      <style:text-properties fo:color="#ffffff" loext:opacity="100%" style:font-name="나눔고딕" fo:font-size="11pt" officeooo:paragraph-rsid="00ab6be0" style:font-name-asian="나눔고딕" style:font-size-asian="11pt" style:font-size-complex="11pt"/>
    </style:style>
    <style:style style:name="P3" style:family="paragraph" style:parent-style-name="Standard">
      <style:paragraph-properties fo:text-align="start" style:justify-single-word="false"/>
      <style:text-properties fo:color="#ffffff" loext:opacity="100%" style:font-name="나눔고딕" fo:font-size="11pt" officeooo:rsid="000a6ccd" officeooo:paragraph-rsid="0090a44d" style:font-name-asian="나눔고딕" style:font-size-asian="11pt" style:font-size-complex="11pt"/>
    </style:style>
    <style:style style:name="P4" style:family="paragraph" style:parent-style-name="Standard">
      <style:paragraph-properties fo:text-align="start" style:justify-single-word="false"/>
      <style:text-properties fo:color="#ffffff" loext:opacity="100%" style:font-name="나눔고딕" fo:font-size="11pt" officeooo:rsid="000a6ccd" officeooo:paragraph-rsid="008ef2e1" style:font-name-asian="나눔고딕" style:font-size-asian="11pt" style:font-size-complex="11pt"/>
    </style:style>
    <style:style style:name="P5" style:family="paragraph" style:parent-style-name="Standard">
      <style:paragraph-properties fo:text-align="start" style:justify-single-word="false"/>
      <style:text-properties fo:color="#ffffff" loext:opacity="100%" style:font-name="나눔고딕" fo:font-size="11pt" officeooo:rsid="000bd4d8" officeooo:paragraph-rsid="008ef2e1" style:font-name-asian="나눔고딕" style:font-size-asian="11pt" style:font-size-complex="11pt"/>
    </style:style>
    <style:style style:name="P6" style:family="paragraph" style:parent-style-name="Standard">
      <style:paragraph-properties fo:text-align="start" style:justify-single-word="false"/>
      <style:text-properties fo:color="#ffffff" loext:opacity="100%" style:font-name="나눔고딕" fo:font-size="11pt" officeooo:rsid="000bd4d8" officeooo:paragraph-rsid="0095068e" style:font-name-asian="나눔고딕" style:font-size-asian="11pt" style:font-size-complex="11pt"/>
    </style:style>
    <style:style style:name="P7" style:family="paragraph" style:parent-style-name="Standard">
      <style:paragraph-properties fo:text-align="start" style:justify-single-word="false"/>
      <style:text-properties fo:color="#ffffff" loext:opacity="100%" style:font-name="나눔고딕" fo:font-size="11pt" officeooo:rsid="0010bbf8" officeooo:paragraph-rsid="008ef2e1" style:font-name-asian="나눔고딕" style:font-size-asian="11pt" style:font-size-complex="11pt"/>
    </style:style>
    <style:style style:name="P8" style:family="paragraph" style:parent-style-name="Standard">
      <style:paragraph-properties fo:text-align="start" style:justify-single-word="false"/>
      <style:text-properties fo:color="#ffffff" loext:opacity="100%" style:font-name="나눔고딕" fo:font-size="11pt" officeooo:rsid="0095068e" officeooo:paragraph-rsid="0095068e" style:font-name-asian="나눔고딕" style:font-size-asian="11pt" style:language-asian="ko" style:country-asian="KR" style:font-size-complex="11pt"/>
    </style:style>
    <style:style style:name="P9" style:family="paragraph" style:parent-style-name="Standard">
      <style:paragraph-properties fo:text-align="start" style:justify-single-word="false"/>
      <style:text-properties fo:color="#ffffff" loext:opacity="100%" style:font-name="나눔고딕" fo:font-size="11pt" officeooo:rsid="000bd4d8" officeooo:paragraph-rsid="008ef2e1" style:font-name-asian="나눔고딕" style:font-size-asian="11pt" style:language-asian="ko" style:country-asian="KR" style:font-size-complex="11pt"/>
    </style:style>
    <style:style style:name="P10" style:family="paragraph" style:parent-style-name="Standard">
      <style:paragraph-properties fo:line-height="150%" fo:text-align="start" style:justify-single-word="false"/>
      <style:text-properties fo:color="#ffffff" loext:opacity="100%" style:font-name="나눔고딕" fo:font-size="11pt" fo:font-style="normal" officeooo:rsid="00208bf1" officeooo:paragraph-rsid="0095068e" style:font-name-asian="나눔고딕" style:font-size-asian="11pt" style:language-asian="ko" style:country-asian="KR" style:font-style-asian="normal" style:font-size-complex="11pt" style:font-style-complex="normal"/>
    </style:style>
    <style:style style:name="P11" style:family="paragraph" style:parent-style-name="Standard">
      <style:paragraph-properties fo:line-height="150%" fo:text-align="start" style:justify-single-word="false"/>
      <style:text-properties fo:color="#ffffff" loext:opacity="100%" style:font-name="나눔고딕" fo:font-size="11pt" fo:font-style="normal" officeooo:rsid="00208bf1" officeooo:paragraph-rsid="010fbbd0" style:font-name-asian="나눔고딕" style:font-size-asian="11pt" style:language-asian="ko" style:country-asian="KR" style:font-style-asian="normal" style:font-size-complex="11pt" style:font-style-complex="normal"/>
    </style:style>
    <style:style style:name="P12" style:family="paragraph" style:parent-style-name="Standard">
      <style:paragraph-properties fo:line-height="150%" fo:text-align="start" style:justify-single-word="false"/>
      <style:text-properties fo:color="#ffffff" loext:opacity="100%" style:font-name="나눔고딕" fo:font-size="11pt" fo:font-style="normal" officeooo:rsid="00208bf1" officeooo:paragraph-rsid="00047752" style:font-name-asian="나눔고딕" style:font-size-asian="11pt" style:language-asian="ko" style:country-asian="KR" style:font-style-asian="normal" style:font-size-complex="11pt" style:font-style-complex="normal"/>
    </style:style>
    <style:style style:name="P13" style:family="paragraph" style:parent-style-name="Standard">
      <style:paragraph-properties fo:line-height="150%" fo:text-align="start" style:justify-single-word="false"/>
      <style:text-properties fo:color="#ffffff" loext:opacity="100%" style:font-name="나눔고딕" fo:font-size="11pt" fo:font-style="normal" officeooo:rsid="00208bf1" officeooo:paragraph-rsid="009b22b7" style:font-name-asian="나눔고딕" style:font-size-asian="11pt" style:language-asian="ko" style:country-asian="KR" style:font-style-asian="normal" style:font-size-complex="11pt" style:font-style-complex="normal"/>
    </style:style>
    <style:style style:name="P14" style:family="paragraph" style:parent-style-name="Standard">
      <style:paragraph-properties fo:line-height="150%" fo:text-align="start" style:justify-single-word="false"/>
      <style:text-properties fo:color="#ffffff" loext:opacity="100%" style:font-name="나눔고딕" fo:font-size="11pt" fo:font-style="normal" officeooo:rsid="00208bf1" officeooo:paragraph-rsid="0065199d" style:font-name-asian="나눔고딕" style:font-size-asian="11pt" style:language-asian="ko" style:country-asian="KR" style:font-style-asian="normal" style:font-size-complex="11pt" style:font-style-complex="normal"/>
    </style:style>
    <style:style style:name="P15" style:family="paragraph" style:parent-style-name="Standard">
      <style:paragraph-properties fo:line-height="150%" fo:text-align="start" style:justify-single-word="false"/>
      <style:text-properties fo:color="#ffffff" loext:opacity="100%" style:font-name="나눔고딕"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16" style:family="paragraph" style:parent-style-name="Standard">
      <style:paragraph-properties fo:line-height="150%" fo:text-align="start" style:justify-single-word="false"/>
      <style:text-properties fo:color="#ffffff" loext:opacity="100%" style:font-name="나눔고딕" fo:font-size="11pt" fo:font-style="normal" officeooo:rsid="00208bf1" officeooo:paragraph-rsid="0075a846" style:font-name-asian="나눔고딕" style:font-size-asian="11pt" style:language-asian="ko" style:country-asian="KR" style:font-style-asian="normal" style:font-size-complex="11pt" style:font-style-complex="normal"/>
    </style:style>
    <style:style style:name="P17" style:family="paragraph" style:parent-style-name="Standard">
      <style:paragraph-properties fo:line-height="150%" fo:text-align="start" style:justify-single-word="false"/>
      <style:text-properties fo:color="#ffffff" loext:opacity="100%" fo:font-size="11pt" officeooo:paragraph-rsid="00047752" style:font-size-asian="11pt" style:font-size-complex="11pt"/>
    </style:style>
    <style:style style:name="P18" style:family="paragraph" style:parent-style-name="Standard">
      <style:paragraph-properties fo:line-height="150%" fo:text-align="start" style:justify-single-word="false"/>
      <style:text-properties fo:color="#ffffff" loext:opacity="100%" fo:font-size="11pt" officeooo:paragraph-rsid="00c0fe7d" style:font-size-asian="11pt" style:font-size-complex="11pt"/>
    </style:style>
    <style:style style:name="P19" style:family="paragraph" style:parent-style-name="Standard">
      <style:paragraph-properties fo:line-height="150%" fo:text-align="start" style:justify-single-word="false"/>
      <style:text-properties fo:color="#ffffff" loext:opacity="100%" fo:font-size="11pt" officeooo:paragraph-rsid="00c0fe7d" style:font-size-asian="11pt" style:language-asian="ko" style:country-asian="KR" style:font-size-complex="11pt"/>
    </style:style>
    <style:style style:name="P20" style:family="paragraph" style:parent-style-name="Standard">
      <style:paragraph-properties fo:line-height="150%" fo:text-align="start" style:justify-single-word="false"/>
      <style:text-properties fo:color="#ffffff" loext:opacity="100%" style:font-name="Times New Roman"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21" style:family="paragraph" style:parent-style-name="Standard">
      <style:paragraph-properties fo:line-height="150%" fo:text-align="start" style:justify-single-word="false"/>
      <style:text-properties fo:color="#ffffff" loext:opacity="100%" style:font-name="Times New Roman" fo:font-size="11pt" fo:font-style="normal" officeooo:rsid="00208bf1" officeooo:paragraph-rsid="00a3e58b" style:font-name-asian="나눔고딕" style:font-size-asian="11pt" style:language-asian="ko" style:country-asian="KR" style:font-style-asian="normal" style:font-size-complex="11pt" style:font-style-complex="normal"/>
    </style:style>
    <style:style style:name="P22" style:family="paragraph" style:parent-style-name="Standard">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047752" style:text-blinking="false" fo:background-color="transparent" style:font-name-asian="나눔고딕" style:font-size-asian="11pt" style:language-asian="ko" style:country-asian="KR" style:font-style-asian="normal" style:font-size-complex="11pt" style:font-style-complex="normal"/>
    </style:style>
    <style:style style:name="P23" style:family="paragraph" style:parent-style-name="Standard">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24" style:family="paragraph" style:parent-style-name="Standard">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6ac0a7" style:text-blinking="false" fo:background-color="transparent" style:font-name-asian="나눔고딕" style:font-size-asian="11pt" style:language-asian="ko" style:country-asian="KR" style:font-style-asian="normal" style:font-size-complex="11pt" style:font-style-complex="normal"/>
    </style:style>
    <style:style style:name="P25" style:family="paragraph" style:parent-style-name="Standard">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75a846" style:text-blinking="false" fo:background-color="transparent" style:font-name-asian="나눔고딕" style:font-size-asian="11pt" style:language-asian="ko" style:country-asian="KR" style:font-style-asian="normal" style:font-size-complex="11pt" style:font-style-complex="normal"/>
    </style:style>
    <style:style style:name="P26" style:family="paragraph" style:parent-style-name="Standard">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7e54a0" style:text-blinking="false" fo:background-color="transparent" style:font-name-asian="나눔고딕" style:font-size-asian="11pt" style:language-asian="ko" style:country-asian="KR" style:font-style-asian="normal" style:font-size-complex="11pt" style:font-style-complex="normal"/>
    </style:style>
    <style:style style:name="P27" style:family="paragraph" style:parent-style-name="Standard">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paragraph-rsid="0075a846" style:text-blinking="false" fo:background-color="transparent" style:font-size-asian="11pt" style:font-size-complex="11pt"/>
    </style:style>
    <style:style style:name="P28" style:family="paragraph" style:parent-style-name="Standard">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rsid="00c181d1" officeooo:paragraph-rsid="00c181d1" style:text-blinking="false" fo:background-color="transparent" style:font-size-asian="11pt" style:language-asian="ko" style:country-asian="KR" style:font-size-complex="11pt"/>
    </style:style>
    <style:style style:name="P29" style:family="paragraph" style:parent-style-name="Standard">
      <style:paragraph-properties fo:line-height="150%" fo:text-align="start" style:justify-single-word="false"/>
      <style:text-properties fo:font-variant="normal" fo:text-transform="none" fo:color="#ffffff" loext:opacity="100%" style:text-line-through-style="none" style:text-line-through-type="none" style:font-name="Times New Roman"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30" style:family="paragraph" style:parent-style-name="Standard">
      <style:paragraph-properties fo:line-height="150%" fo:text-align="start" style:justify-single-word="false"/>
      <style:text-properties officeooo:paragraph-rsid="0075a846"/>
    </style:style>
    <style:style style:name="P3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ffffff" loext:opacity="100%" fo:font-size="11pt" style:font-size-asian="11pt" style:language-asian="ko" style:country-asian="KR" style:font-size-complex="11pt"/>
    </style:style>
    <style:style style:name="P3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ffffff" loext:opacity="100%" fo:font-size="11pt" officeooo:paragraph-rsid="01391dc9" style:font-size-asian="11pt" style:language-asian="ko" style:country-asian="KR" style:font-size-complex="11pt"/>
    </style:style>
    <style:style style:name="P3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ffffff" loext:opacity="100%" fo:font-size="11pt" officeooo:paragraph-rsid="00e32f1a" style:font-size-asian="11pt" style:font-size-complex="11pt"/>
    </style:style>
    <style:style style:name="P3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ffffff" loext:opacity="100%" fo:font-size="11pt" officeooo:paragraph-rsid="00ffc650" style:font-size-asian="11pt" style:font-size-complex="11pt"/>
    </style:style>
    <style:style style:name="P3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ffffff" loext:opacity="100%" fo:font-size="11pt" officeooo:paragraph-rsid="0103c0fb" style:font-size-asian="11pt" style:font-size-complex="11pt"/>
    </style:style>
    <style:style style:name="P3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ffffff" loext:opacity="100%" fo:font-size="11pt" officeooo:paragraph-rsid="011f3b79" style:font-size-asian="11pt" style:font-size-complex="11pt"/>
    </style:style>
    <style:style style:name="P3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ffffff" loext:opacity="100%" fo:font-size="11pt" officeooo:paragraph-rsid="01391dc9" style:font-size-asian="11pt" style:font-size-complex="11pt"/>
    </style:style>
    <style:style style:name="P3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ffffff" loext:opacity="100%" fo:font-size="11pt" officeooo:paragraph-rsid="013ec1a3" style:font-size-asian="11pt" style:font-size-complex="11pt"/>
    </style:style>
    <style:style style:name="P3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4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e2a419" style:text-blinking="false" fo:background-color="transparent" style:font-size-asian="11pt" style:language-asian="ko" style:country-asian="KR" style:font-size-complex="11pt"/>
    </style:style>
    <style:style style:name="P4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2a419" style:text-blinking="false" fo:background-color="transparent" style:font-size-asian="11pt" style:language-asian="ko" style:country-asian="KR" style:font-size-complex="11pt"/>
    </style:style>
    <style:style style:name="P4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32f1a" officeooo:paragraph-rsid="00e32f1a" style:text-blinking="false" fo:background-color="transparent" style:font-size-asian="11pt" style:language-asian="ko" style:country-asian="KR" style:font-size-complex="11pt"/>
    </style:style>
    <style:style style:name="P4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f5c01d" officeooo:paragraph-rsid="00f5c01d" style:text-blinking="false" fo:background-color="transparent" style:font-size-asian="11pt" style:language-asian="ko" style:country-asian="KR" style:font-size-complex="11pt"/>
    </style:style>
    <style:style style:name="P4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4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1c0ecd" style:text-blinking="false" fo:background-color="transparent" style:font-size-asian="11pt" style:font-size-complex="11pt"/>
    </style:style>
    <style:style style:name="P4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22618b" style:text-blinking="false" fo:background-color="transparent" style:font-size-asian="11pt" style:font-size-complex="11pt"/>
    </style:style>
    <style:style style:name="P4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style>
    <style:style style:name="P4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officeooo:paragraph-rsid="01167a12"/>
    </style:style>
    <style:style style:name="P49"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color="#ffffff" loext:opacity="100%" fo:font-size="11pt" officeooo:paragraph-rsid="011d4005" style:font-size-asian="11pt" style:font-size-complex="11pt"/>
    </style:style>
    <style:style style:name="P50" style:family="paragraph" style:parent-style-name="Text_20_body">
      <style:paragraph-properties fo:margin-left="0cm" fo:margin-right="0cm" fo:margin-top="0.062cm" fo:margin-bottom="0cm" style:contextual-spacing="false" fo:line-height="138%" fo:text-align="start" style:justify-single-word="false" fo:text-indent="0cm" style:auto-text-indent="false" style:writing-mode="lr-tb"/>
      <style:text-properties fo:color="#ffffff" loext:opacity="100%" fo:font-size="11pt" style:font-size-asian="11pt" style:language-asian="ko" style:country-asian="KR" style:font-size-complex="11pt"/>
    </style:style>
    <style:style style:name="P51" style:family="paragraph" style:parent-style-name="Text_20_body">
      <style:paragraph-properties fo:margin-left="0cm" fo:margin-right="0cm" fo:margin-top="0.035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52"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ffffff" loext:opacity="100%" fo:font-size="11pt" officeooo:paragraph-rsid="00d78ff2" style:font-size-asian="11pt" style:font-size-complex="11pt"/>
    </style:style>
    <style:style style:name="P53"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de2998" officeooo:paragraph-rsid="00e0000a" style:text-blinking="false" fo:background-color="transparent" style:font-size-asian="11pt" style:language-asian="ko" style:country-asian="KR" style:font-size-complex="11pt"/>
    </style:style>
    <style:style style:name="P54"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e0000a" style:text-blinking="false" fo:background-color="transparent" style:font-size-asian="11pt" style:language-asian="ko" style:country-asian="KR" style:font-size-complex="11pt"/>
    </style:style>
    <style:style style:name="P55"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6f2e1" officeooo:paragraph-rsid="00e6f2e1" style:text-blinking="false" fo:background-color="transparent" style:font-size-asian="11pt" style:language-asian="ko" style:country-asian="KR" style:font-size-complex="11pt"/>
    </style:style>
    <style:style style:name="P56"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ffffff" loext:opacity="100%" fo:font-size="11pt" officeooo:paragraph-rsid="00e87679" style:font-size-asian="11pt" style:font-size-complex="11pt"/>
    </style:style>
    <style:style style:name="P57" style:family="paragraph" style:parent-style-name="Text_20_body">
      <style:paragraph-properties fo:margin-left="0cm" fo:margin-right="0cm" fo:margin-top="0.018cm" fo:margin-bottom="0cm" style:contextual-spacing="false" fo:line-height="138%" fo:text-align="start" style:justify-single-word="false" fo:text-indent="0cm" style:auto-text-indent="false" style:writing-mode="lr-tb"/>
      <style:text-properties fo:color="#ffffff" loext:opacity="100%" fo:font-size="11pt" officeooo:paragraph-rsid="00e46497" style:font-size-asian="11pt" style:font-size-complex="11pt"/>
    </style:style>
    <style:style style:name="P58" style:family="paragraph" style:parent-style-name="Text_20_body">
      <style:paragraph-properties fo:margin-left="0cm" fo:margin-right="0cm" fo:margin-top="0.49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32f1a" officeooo:paragraph-rsid="00e32f1a" style:text-blinking="false" fo:background-color="transparent" style:font-size-asian="11pt" style:language-asian="ko" style:country-asian="KR" style:font-size-complex="11pt"/>
    </style:style>
    <style:style style:name="P59"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color="#ffffff" loext:opacity="100%" fo:font-size="11pt" officeooo:paragraph-rsid="00e8db3a" style:font-size-asian="11pt" style:font-size-complex="11pt"/>
    </style:style>
    <style:style style:name="P60"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87679" officeooo:paragraph-rsid="00e87679" style:text-blinking="false" fo:background-color="transparent" style:font-size-asian="11pt" style:language-asian="ko" style:country-asian="KR" style:font-size-complex="11pt"/>
    </style:style>
    <style:style style:name="P61" style:family="paragraph" style:parent-style-name="Text_20_body">
      <style:paragraph-properties fo:margin-left="0cm" fo:margin-right="0cm" fo:margin-top="0.686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dbf1d" officeooo:paragraph-rsid="00edbf1d" style:text-blinking="false" fo:background-color="transparent" style:font-size-asian="11pt" style:language-asian="ko" style:country-asian="KR" style:font-size-complex="11pt"/>
    </style:style>
    <style:style style:name="P62"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ffffff" loext:opacity="100%" fo:font-size="11pt" officeooo:paragraph-rsid="01093b81" style:font-size-asian="11pt" style:font-size-complex="11pt"/>
    </style:style>
    <style:style style:name="P63" style:family="paragraph" style:parent-style-name="Text_20_body">
      <style:paragraph-properties fo:margin-left="0cm" fo:margin-right="0cm" fo:margin-top="0.526cm" fo:margin-bottom="0cm" style:contextual-spacing="false" fo:line-height="138%" fo:text-align="start" style:justify-single-word="false" fo:text-indent="0cm" style:auto-text-indent="false" style:writing-mode="lr-tb"/>
      <style:text-properties fo:color="#ffffff" loext:opacity="100%" fo:font-size="11pt" style:font-size-asian="11pt" style:font-size-complex="11pt"/>
    </style:style>
    <style:style style:name="P64"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color="#ffffff" loext:opacity="100%" fo:font-size="11pt" style:font-size-asian="11pt" style:font-size-complex="11pt"/>
    </style:style>
    <style:style style:name="P65"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ffffff" loext:opacity="100%" fo:font-size="11pt" officeooo:paragraph-rsid="0135a68c" style:font-size-asian="11pt" style:font-size-complex="11pt"/>
    </style:style>
    <style:style style:name="P66"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ffffff" loext:opacity="100%" fo:font-size="11pt" officeooo:paragraph-rsid="0137dc39" style:font-size-asian="11pt" style:font-size-complex="11pt"/>
    </style:style>
    <style:style style:name="P67"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ffffff" loext:opacity="100%" fo:font-size="11pt" officeooo:paragraph-rsid="0135a68c" style:font-size-asian="11pt" style:language-asian="ko" style:country-asian="KR" style:font-size-complex="11pt"/>
    </style:style>
    <style:style style:name="P68"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ffffff" loext:opacity="100%" fo:font-size="11pt" officeooo:paragraph-rsid="0137dc39" style:font-size-asian="11pt" style:language-asian="ko" style:country-asian="KR" style:font-size-complex="11pt"/>
    </style:style>
    <style:style style:name="P69"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ffffff" loext:opacity="100%" fo:font-size="11pt" officeooo:paragraph-rsid="01391dc9" style:font-size-asian="11pt" style:language-asian="ko" style:country-asian="KR" style:font-size-complex="11pt"/>
    </style:style>
    <style:style style:name="P70" style:family="paragraph" style:parent-style-name="Text_20_body">
      <style:paragraph-properties fo:line-height="150%" fo:text-align="start" style:justify-single-word="false"/>
      <style:text-properties fo:color="#ffffff" loext:opacity="100%" style:font-name="나눔고딕" fo:font-size="11pt" fo:font-style="normal" officeooo:rsid="00208bf1" officeooo:paragraph-rsid="00988edd" style:font-name-asian="나눔고딕" style:font-size-asian="11pt" style:language-asian="ko" style:country-asian="KR" style:font-style-asian="normal" style:font-size-complex="11pt" style:font-style-complex="normal"/>
    </style:style>
    <style:style style:name="P71" style:family="paragraph" style:parent-style-name="Text_20_body">
      <style:paragraph-properties fo:line-height="150%" fo:text-align="start" style:justify-single-word="false"/>
      <style:text-properties fo:color="#ffffff" loext:opacity="100%" style:font-name="나눔고딕" fo:font-size="11pt" fo:font-style="normal" officeooo:rsid="00208bf1" officeooo:paragraph-rsid="005e061f" style:font-name-asian="나눔고딕" style:font-size-asian="11pt" style:language-asian="ko" style:country-asian="KR" style:font-style-asian="normal" style:font-size-complex="11pt" style:font-style-complex="normal"/>
    </style:style>
    <style:style style:name="P72" style:family="paragraph" style:parent-style-name="Text_20_body">
      <style:paragraph-properties fo:line-height="150%" fo:text-align="start" style:justify-single-word="false"/>
      <style:text-properties fo:color="#ffffff" loext:opacity="100%" style:font-name="나눔고딕" fo:font-size="11pt" fo:font-style="normal" officeooo:rsid="00208bf1" officeooo:paragraph-rsid="00a38b7d" style:font-name-asian="나눔고딕" style:font-size-asian="11pt" style:language-asian="ko" style:country-asian="KR" style:font-style-asian="normal" style:font-size-complex="11pt" style:font-style-complex="normal"/>
    </style:style>
    <style:style style:name="P73" style:family="paragraph" style:parent-style-name="Text_20_body">
      <style:paragraph-properties fo:line-height="150%" fo:text-align="start" style:justify-single-word="false"/>
      <style:text-properties fo:color="#ffffff" loext:opacity="100%" style:font-name="나눔고딕" fo:font-size="11pt" fo:font-style="normal" officeooo:rsid="00208bf1" officeooo:paragraph-rsid="007e54a0" style:font-name-asian="나눔고딕" style:font-size-asian="11pt" style:language-asian="ko" style:country-asian="KR" style:font-style-asian="normal" style:font-size-complex="11pt" style:font-style-complex="normal"/>
    </style:style>
    <style:style style:name="P74" style:family="paragraph" style:parent-style-name="Text_20_body">
      <style:paragraph-properties fo:line-height="150%" fo:text-align="start" style:justify-single-word="false"/>
      <style:text-properties fo:color="#ffffff" loext:opacity="100%" style:font-name="나눔고딕" fo:font-size="11pt" fo:font-style="normal" officeooo:rsid="00868504" officeooo:paragraph-rsid="00b6e686" style:font-name-asian="나눔고딕" style:font-size-asian="11pt" style:language-asian="ko" style:country-asian="KR" style:font-style-asian="normal" style:font-size-complex="11pt" style:font-style-complex="normal"/>
    </style:style>
    <style:style style:name="P75" style:family="paragraph" style:parent-style-name="Text_20_body">
      <style:paragraph-properties fo:line-height="150%" fo:text-align="start" style:justify-single-word="false"/>
      <style:text-properties fo:color="#ffffff" loext:opacity="100%" style:font-name="Times New Roman" fo:font-size="11pt" fo:font-style="normal" officeooo:rsid="00208bf1" officeooo:paragraph-rsid="00a766c2" style:font-name-asian="나눔고딕" style:font-size-asian="11pt" style:language-asian="ko" style:country-asian="KR" style:font-style-asian="normal" style:font-size-complex="11pt" style:font-style-complex="normal"/>
    </style:style>
    <style:style style:name="P76" style:family="paragraph" style:parent-style-name="Text_20_body">
      <style:paragraph-properties fo:line-height="150%" fo:text-align="start" style:justify-single-word="false"/>
      <style:text-properties fo:color="#ffffff" loext:opacity="100%" fo:font-size="11pt" officeooo:paragraph-rsid="00b6e686" style:font-size-asian="11pt" style:font-size-complex="11pt"/>
    </style:style>
    <style:style style:name="P77" style:family="paragraph" style:parent-style-name="Text_20_body">
      <style:paragraph-properties fo:line-height="150%" fo:text-align="start" style:justify-single-word="false"/>
      <style:text-properties fo:color="#ffffff" loext:opacity="100%" fo:font-size="11pt" officeooo:paragraph-rsid="00beea9e" style:font-size-asian="11pt" style:font-size-complex="11pt"/>
    </style:style>
    <style:style style:name="P78" style:family="paragraph" style:parent-style-name="Text_20_body">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79" style:family="paragraph" style:parent-style-name="Text_20_body">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a38b7d" style:text-blinking="false" fo:background-color="transparent" style:font-name-asian="나눔고딕" style:font-size-asian="11pt" style:language-asian="ko" style:country-asian="KR" style:font-style-asian="normal" style:font-size-complex="11pt" style:font-style-complex="normal"/>
    </style:style>
    <style:style style:name="P80" style:family="paragraph" style:parent-style-name="Text_20_body">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rsid="00868504" officeooo:paragraph-rsid="00b6e686" style:text-blinking="false" fo:background-color="transparent" style:font-name-asian="나눔고딕" style:font-size-asian="11pt" style:language-asian="ko" style:country-asian="KR" style:font-style-asian="normal" style:font-size-complex="11pt" style:font-style-complex="normal"/>
    </style:style>
    <style:style style:name="P81" style:family="paragraph" style:parent-style-name="Text_20_body">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paragraph-rsid="00bd081f" style:text-blinking="false" fo:background-color="transparent" style:font-size-asian="11pt" style:font-size-complex="11pt"/>
    </style:style>
    <style:style style:name="P82" style:family="paragraph" style:parent-style-name="Text_20_body">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font-size-complex="11pt"/>
    </style:style>
    <style:style style:name="P83" style:family="paragraph" style:parent-style-name="Text_20_body">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paragraph-rsid="00beea9e" style:text-blinking="false" fo:background-color="transparent" style:font-size-asian="11pt" style:language-asian="ko" style:country-asian="KR" style:font-size-complex="11pt"/>
    </style:style>
    <style:style style:name="P84" style:family="paragraph" style:parent-style-name="Text_20_body">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language-asian="ko" style:country-asian="KR" style:font-size-complex="11pt"/>
    </style:style>
    <style:style style:name="P85" style:family="paragraph" style:parent-style-name="Text_20_body">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font-size-complex="11pt"/>
    </style:style>
    <style:style style:name="P86" style:family="paragraph" style:parent-style-name="Text_20_body">
      <style:paragraph-properties fo:line-height="150%" fo:text-align="start" style:justify-single-word="false"/>
      <style:text-properties fo:font-variant="normal" fo:text-transform="none" fo:color="#ffffff"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language-asian="ko" style:country-asian="KR" style:font-size-complex="11pt"/>
    </style:style>
    <style:style style:name="P87"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88"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080deb" officeooo:paragraph-rsid="01080deb" style:text-blinking="false" fo:background-color="transparent" style:font-size-asian="11pt" style:language-asian="ko" style:country-asian="KR" style:font-size-complex="11pt"/>
    </style:style>
    <style:style style:name="P89" style:family="paragraph" style:parent-style-name="Text_20_body">
      <style:paragraph-properties fo:margin-left="0cm" fo:margin-right="0cm" fo:margin-top="0cm" fo:margin-bottom="0cm" style:contextual-spacing="false" fo:line-height="138%" fo:text-align="start" style:justify-single-word="false" fo:text-indent="1.7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90" style:family="paragraph" style:parent-style-name="Text_20_body">
      <style:paragraph-properties fo:margin-left="0cm" fo:margin-right="0cm" fo:margin-top="0.035cm" fo:margin-bottom="0cm" style:contextual-spacing="false" fo:line-height="138%" fo:text-align="start" style:justify-single-word="false" fo:text-indent="1.7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91" style:family="paragraph" style:parent-style-name="Text_20_body">
      <style:paragraph-properties fo:margin-left="0cm" fo:margin-right="0cm" fo:margin-top="0cm" fo:margin-bottom="0cm" style:contextual-spacing="false" fo:line-height="138%" fo:text-align="start" style:justify-single-word="false" fo:text-indent="1.725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92" style:family="paragraph" style:parent-style-name="Text_20_body">
      <style:paragraph-properties fo:margin-left="0cm" fo:margin-right="0cm" fo:margin-top="0cm" fo:margin-bottom="0cm" style:contextual-spacing="false" fo:line-height="138%" fo:text-align="start" style:justify-single-word="false" fo:text-indent="1.707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d78ff2" style:text-blinking="false" fo:background-color="transparent" style:font-size-asian="11pt" style:language-asian="ko" style:country-asian="KR" style:font-size-complex="11pt"/>
    </style:style>
    <style:style style:name="P93" style:family="paragraph" style:parent-style-name="Text_20_body">
      <style:paragraph-properties fo:margin-left="0cm" fo:margin-right="0cm" fo:margin-top="0.009cm" fo:margin-bottom="0cm" style:contextual-spacing="false" fo:line-height="138%" fo:text-align="start" style:justify-single-word="false" fo:text-indent="1.6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d78ff2" style:text-blinking="false" fo:background-color="transparent" style:font-size-asian="11pt" style:language-asian="ko" style:country-asian="KR" style:font-size-complex="11pt"/>
    </style:style>
    <style:style style:name="P94" style:family="paragraph" style:parent-style-name="Text_20_body">
      <style:paragraph-properties fo:margin-left="0cm" fo:margin-right="0cm" fo:margin-top="0.06cm" fo:margin-bottom="0cm" style:contextual-spacing="false" fo:line-height="138%" fo:text-align="start" style:justify-single-word="false" fo:text-indent="1.718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de2998" style:text-blinking="false" fo:background-color="transparent" style:font-size-asian="11pt" style:font-size-complex="11pt"/>
    </style:style>
    <style:style style:name="P95" style:family="paragraph" style:parent-style-name="Text_20_body">
      <style:paragraph-properties fo:margin-left="0cm" fo:margin-right="0cm" fo:margin-top="0.06cm" fo:margin-bottom="0cm" style:contextual-spacing="false" fo:line-height="138%" fo:text-align="start" style:justify-single-word="false" fo:text-indent="1.69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96" style:family="paragraph" style:parent-style-name="Text_20_body">
      <style:paragraph-properties fo:margin-left="0cm" fo:margin-right="0cm" fo:margin-top="0.06cm" fo:margin-bottom="0cm" style:contextual-spacing="false" fo:line-height="138%" fo:text-align="start" style:justify-single-word="false" fo:text-indent="1.693cm" style:auto-text-indent="false" style:writing-mode="lr-tb"/>
      <style:text-properties fo:color="#ffffff" loext:opacity="100%" fo:font-size="11pt" style:font-size-asian="11pt" style:font-size-complex="11pt"/>
    </style:style>
    <style:style style:name="P97" style:family="paragraph" style:parent-style-name="Text_20_body">
      <style:paragraph-properties fo:margin-left="0cm" fo:margin-right="0cm" fo:margin-top="0.042cm" fo:margin-bottom="0cm" style:contextual-spacing="false" fo:line-height="138%" fo:text-align="start" style:justify-single-word="false" fo:text-indent="1.75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98"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color="#ffffff" loext:opacity="100%" fo:font-size="11pt" officeooo:paragraph-rsid="00edbf1d" style:font-size-asian="11pt" style:font-size-complex="11pt"/>
    </style:style>
    <style:style style:name="P99"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edbf1d" style:text-blinking="false" fo:background-color="transparent" style:font-size-asian="11pt" style:language-asian="ko" style:country-asian="KR" style:font-size-complex="11pt"/>
    </style:style>
    <style:style style:name="P100" style:family="paragraph" style:parent-style-name="Text_20_body">
      <style:paragraph-properties fo:margin-left="0.06cm" fo:margin-right="2.473cm" fo:margin-top="0.542cm" fo:margin-bottom="0cm" style:contextual-spacing="false" fo:line-height="138%" fo:text-align="start" style:justify-single-word="false" fo:text-indent="-1.76cm" style:auto-text-indent="false" fo:padding="0cm" fo:border="none" style:writing-mode="lr-tb"/>
      <style:text-properties officeooo:paragraph-rsid="00f3af97"/>
    </style:style>
    <style:style style:name="P101"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ffc650" officeooo:paragraph-rsid="00ffc650" style:text-blinking="false" fo:background-color="transparent" style:font-size-asian="11pt" style:language-asian="ko" style:country-asian="KR" style:font-size-complex="11pt"/>
    </style:style>
    <style:style style:name="P102"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f99f51" officeooo:paragraph-rsid="00f99f51" style:text-blinking="false" fo:background-color="transparent" style:font-size-asian="11pt" style:language-asian="ko" style:country-asian="KR" style:font-size-complex="11pt"/>
    </style:style>
    <style:style style:name="P103" style:family="paragraph" style:parent-style-name="Text_20_body">
      <style:paragraph-properties fo:margin-left="0cm" fo:margin-right="0cm" fo:margin-top="0.568cm" fo:margin-bottom="0cm" style:contextual-spacing="false" fo:line-height="138%" fo:text-align="start" style:justify-single-word="false" fo:text-indent="0.75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06382a" officeooo:paragraph-rsid="0106382a" style:text-blinking="false" fo:background-color="transparent" style:font-size-asian="11pt" style:language-asian="ko" style:country-asian="KR" style:font-size-complex="11pt"/>
    </style:style>
    <style:style style:name="P104" style:family="paragraph" style:parent-style-name="Text_20_body">
      <style:paragraph-properties fo:margin-left="0cm" fo:margin-right="0cm" fo:margin-top="0cm" fo:margin-bottom="0cm" style:contextual-spacing="false" fo:line-height="138%" fo:text-align="start" style:justify-single-word="false" fo:text-indent="1.81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1508d6" officeooo:paragraph-rsid="011508d6" style:text-blinking="false" fo:background-color="transparent" style:font-size-asian="11pt" style:language-asian="ko" style:country-asian="KR" style:font-size-complex="11pt"/>
    </style:style>
    <style:style style:name="P105" style:family="paragraph" style:parent-style-name="Text_20_body">
      <style:paragraph-properties fo:margin-left="0cm" fo:margin-right="0cm" fo:margin-top="0.051cm" fo:margin-bottom="0cm" style:contextual-spacing="false" fo:line-height="138%" fo:text-align="start" style:justify-single-word="false" fo:text-indent="1.812cm" style:auto-text-indent="false" style:writing-mode="lr-tb"/>
      <style:text-properties fo:color="#ffffff" loext:opacity="100%" fo:font-size="11pt" style:font-size-asian="11pt" style:font-size-complex="11pt"/>
    </style:style>
    <style:style style:name="P106" style:family="paragraph" style:parent-style-name="Text_20_body">
      <style:paragraph-properties fo:margin-left="0cm" fo:margin-right="0cm" fo:margin-top="0cm" fo:margin-bottom="0cm" style:contextual-spacing="false" fo:line-height="138%" fo:text-align="start" style:justify-single-word="false" fo:text-indent="0.998cm" style:auto-text-indent="false" style:writing-mode="lr-tb"/>
      <style:text-properties fo:color="#ffffff" loext:opacity="100%" fo:font-size="11pt" style:font-size-asian="11pt" style:font-size-complex="11pt"/>
    </style:style>
    <style:style style:name="P107" style:family="paragraph" style:parent-style-name="Text_20_body">
      <style:paragraph-properties fo:margin-left="3.256cm" fo:margin-right="2.997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08" style:family="paragraph" style:parent-style-name="Text_20_body">
      <style:paragraph-properties fo:margin-left="0cm" fo:margin-right="0.062cm" fo:margin-top="0.6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09" style:family="paragraph" style:parent-style-name="Text_20_body">
      <style:paragraph-properties fo:margin-left="0.501cm" fo:margin-right="0cm" fo:margin-top="0.545cm" fo:margin-bottom="0cm" style:contextual-spacing="false" fo:line-height="138%" fo:text-align="start" style:justify-single-word="false" fo:text-indent="0cm" style:auto-text-indent="false" style:writing-mode="lr-tb"/>
      <style:text-properties fo:color="#ffffff" loext:opacity="100%" fo:font-size="11pt" style:font-size-asian="11pt" style:font-size-complex="11pt"/>
    </style:style>
    <style:style style:name="P110"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1" style:family="paragraph" style:parent-style-name="Text_20_body">
      <style:paragraph-properties fo:margin-left="6.403cm" fo:margin-right="4.329cm" fo:margin-top="0.894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2"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color="#ffffff" loext:opacity="100%" fo:font-size="11pt" style:font-size-asian="11pt" style:font-size-complex="11pt"/>
    </style:style>
    <style:style style:name="P113"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ffffff" loext:opacity="100%" fo:font-size="11pt" style:font-size-asian="11pt" style:font-size-complex="11pt"/>
    </style:style>
    <style:style style:name="P114" style:family="paragraph" style:parent-style-name="Text_20_body">
      <style:paragraph-properties fo:margin-left="0cm" fo:margin-right="0cm" fo:margin-top="0.072cm" fo:margin-bottom="0cm" style:contextual-spacing="false" fo:line-height="138%" fo:text-align="start" style:justify-single-word="false" fo:text-indent="1.76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5" style:family="paragraph" style:parent-style-name="Text_20_body">
      <style:paragraph-properties fo:margin-left="2.616cm" fo:margin-right="2.963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6"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color="#ffffff" loext:opacity="100%" fo:font-size="11pt" style:font-size-asian="11pt" style:font-size-complex="11pt"/>
    </style:style>
    <style:style style:name="P117" style:family="paragraph" style:parent-style-name="Text_20_body">
      <style:paragraph-properties fo:margin-left="0cm" fo:margin-right="0cm" fo:margin-top="0cm" fo:margin-bottom="0cm" style:contextual-spacing="false" fo:line-height="138%" fo:text-align="start" style:justify-single-word="false" fo:text-indent="1.887cm" style:auto-text-indent="false" style:writing-mode="lr-tb"/>
      <style:text-properties fo:color="#ffffff" loext:opacity="100%" fo:font-size="11pt" style:font-size-asian="11pt" style:font-size-complex="11pt"/>
    </style:style>
    <style:style style:name="P118" style:family="paragraph" style:parent-style-name="Text_20_body">
      <style:paragraph-properties fo:margin-left="0cm" fo:margin-right="0cm" fo:margin-top="0cm" fo:margin-bottom="0cm" style:contextual-spacing="false" fo:line-height="138%" fo:text-align="start" style:justify-single-word="false" fo:text-indent="1.82cm" style:auto-text-indent="false" style:writing-mode="lr-tb"/>
      <style:text-properties fo:color="#ffffff" loext:opacity="100%" fo:font-size="11pt" style:font-size-asian="11pt" style:font-size-complex="11pt"/>
    </style:style>
    <style:style style:name="P119" style:family="paragraph" style:parent-style-name="Text_20_body">
      <style:paragraph-properties fo:margin-left="10.185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120" style:family="paragraph" style:parent-style-name="Text_20_body">
      <style:paragraph-properties fo:margin-left="2.963cm" fo:margin-right="2.769cm" fo:margin-top="0cm" fo:margin-bottom="0cm" style:contextual-spacing="false" fo:line-height="138%" fo:text-align="start" style:justify-single-word="false" fo:text-indent="0cm" style:auto-text-indent="false" style:writing-mode="lr-tb"/>
      <style:text-properties fo:color="#ffffff" loext:opacity="100%" fo:font-size="11pt" style:font-size-asian="11pt" style:font-size-complex="11pt"/>
    </style:style>
    <style:style style:name="P121" style:family="paragraph" style:parent-style-name="Text_20_body">
      <style:paragraph-properties fo:margin-left="0cm" fo:margin-right="0cm" fo:margin-top="0.55cm" fo:margin-bottom="0cm" style:contextual-spacing="false" fo:line-height="138%" fo:text-align="start" style:justify-single-word="false" fo:text-indent="0.70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2" style:family="paragraph" style:parent-style-name="Text_20_body">
      <style:paragraph-properties fo:margin-left="0cm" fo:margin-right="0cm" fo:margin-top="0.06cm" fo:margin-bottom="0cm" style:contextual-spacing="false" fo:line-height="138%" fo:text-align="start" style:justify-single-word="false" fo:text-indent="1.685cm" style:auto-text-indent="false" style:writing-mode="lr-tb"/>
      <style:text-properties fo:color="#ffffff" loext:opacity="100%" fo:font-size="11pt" style:font-size-asian="11pt" style:font-size-complex="11pt"/>
    </style:style>
    <style:style style:name="P123"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4" style:family="paragraph" style:parent-style-name="Text_20_body">
      <style:paragraph-properties fo:margin-left="0cm" fo:margin-right="10.499cm" fo:margin-top="0cm" fo:margin-bottom="0cm" style:contextual-spacing="false" fo:line-height="138%" fo:text-align="start" style:justify-single-word="false" fo:text-indent="0cm" style:auto-text-indent="false" style:writing-mode="lr-tb"/>
      <style:text-properties fo:color="#ffffff" loext:opacity="100%" fo:font-size="11pt" style:font-size-asian="11pt" style:font-size-complex="11pt"/>
    </style:style>
    <style:style style:name="P125" style:family="paragraph" style:parent-style-name="Text_20_body">
      <style:paragraph-properties fo:margin-left="0cm" fo:margin-right="10.024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Courier New" fo:font-size="11pt" fo:font-style="normal" style:text-underline-style="none" fo:font-weight="normal" style:text-blinking="false" fo:background-color="transparent" style:font-size-asian="11pt" style:font-size-complex="11pt"/>
    </style:style>
    <style:style style:name="P126" style:family="paragraph" style:parent-style-name="Text_20_body">
      <style:paragraph-properties fo:margin-left="2.658cm" fo:margin-right="2.903cm" fo:margin-top="0cm" fo:margin-bottom="0cm" style:contextual-spacing="false" fo:line-height="138%" fo:text-align="start" style:justify-single-word="false" fo:text-indent="0cm" style:auto-text-indent="false" style:writing-mode="lr-tb"/>
      <style:text-properties fo:color="#ffffff" loext:opacity="100%" fo:font-size="11pt" style:font-size-asian="11pt" style:font-size-complex="11pt"/>
    </style:style>
    <style:style style:name="P127" style:family="paragraph" style:parent-style-name="Text_20_body">
      <style:paragraph-properties fo:margin-left="0cm" fo:margin-right="0cm" fo:margin-top="0.575cm" fo:margin-bottom="0cm" style:contextual-spacing="false" fo:line-height="138%" fo:text-align="start" style:justify-single-word="false" fo:text-indent="1.8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8" style:family="paragraph" style:parent-style-name="Text_20_body">
      <style:paragraph-properties fo:margin-left="0.018cm" fo:margin-right="0cm" fo:margin-top="0.517cm" fo:margin-bottom="0cm" style:contextual-spacing="false" fo:line-height="138%" fo:text-align="start" style:justify-single-word="false" fo:text-indent="-0.076cm" style:auto-text-indent="false" fo:padding="0cm" fo:border="none" style:writing-mode="lr-tb"/>
      <style:text-properties fo:color="#ffffff" loext:opacity="100%" fo:font-size="11pt" style:font-size-asian="11pt" style:font-size-complex="11pt"/>
    </style:style>
    <style:style style:name="P129" style:family="paragraph" style:parent-style-name="Text_20_body">
      <style:paragraph-properties fo:margin-left="0cm" fo:margin-right="0cm" fo:margin-top="0.575cm" fo:margin-bottom="0cm" style:contextual-spacing="false" fo:line-height="138%" fo:text-align="start" style:justify-single-word="false" fo:text-indent="1.854cm" style:auto-text-indent="false" style:writing-mode="lr-tb"/>
      <style:text-properties fo:color="#ffffff" loext:opacity="100%" fo:font-size="11pt" style:font-size-asian="11pt" style:font-size-complex="11pt"/>
    </style:style>
    <style:style style:name="P130" style:family="paragraph" style:parent-style-name="Text_20_body">
      <style:paragraph-properties fo:margin-left="0cm" fo:margin-right="0cm" fo:margin-top="0.034cm" fo:margin-bottom="0cm" style:contextual-spacing="false" fo:line-height="138%" fo:text-align="start" style:justify-single-word="false" fo:text-indent="1.769cm" style:auto-text-indent="false" style:writing-mode="lr-tb"/>
      <style:text-properties fo:color="#ffffff" loext:opacity="100%" fo:font-size="11pt" style:font-size-asian="11pt" style:font-size-complex="11pt"/>
    </style:style>
    <style:style style:name="P131" style:family="paragraph" style:parent-style-name="Text_20_body">
      <style:paragraph-properties fo:margin-left="0cm" fo:margin-right="0cm" fo:margin-top="0.009cm" fo:margin-bottom="0cm" style:contextual-spacing="false" fo:line-height="138%" fo:text-align="start" style:justify-single-word="false" fo:text-indent="1.727cm" style:auto-text-indent="false" style:writing-mode="lr-tb"/>
      <style:text-properties fo:color="#ffffff" loext:opacity="100%" fo:font-size="11pt" style:font-size-asian="11pt" style:font-size-complex="11pt"/>
    </style:style>
    <style:style style:name="P132" style:family="paragraph" style:parent-style-name="Text_20_body">
      <style:paragraph-properties fo:margin-left="3.157cm" fo:margin-right="2.701cm" fo:margin-top="0cm" fo:margin-bottom="0cm" style:contextual-spacing="false" fo:line-height="138%" fo:text-align="start" style:justify-single-word="false" fo:text-indent="0cm" style:auto-text-indent="false" style:writing-mode="lr-tb"/>
      <style:text-properties fo:color="#ffffff" loext:opacity="100%" fo:font-size="11pt" style:font-size-asian="11pt" style:font-size-complex="11pt"/>
    </style:style>
    <style:style style:name="P133"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color="#ffffff" loext:opacity="100%" fo:font-size="11pt" style:font-size-asian="11pt" style:font-size-complex="11pt"/>
    </style:style>
    <style:style style:name="P134" style:family="paragraph" style:parent-style-name="Text_20_body">
      <style:paragraph-properties fo:margin-left="0cm" fo:margin-right="0cm" fo:margin-top="0.085cm" fo:margin-bottom="0cm" style:contextual-spacing="false" fo:line-height="138%" fo:text-align="start" style:justify-single-word="false" fo:text-indent="1.4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5" style:family="paragraph" style:parent-style-name="Text_20_body">
      <style:paragraph-properties fo:margin-left="0cm" fo:margin-right="0cm" fo:margin-top="0.034cm" fo:margin-bottom="0cm" style:contextual-spacing="false" fo:line-height="138%" fo:text-align="start" style:justify-single-word="false" fo:text-indent="1.49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6" style:family="paragraph" style:parent-style-name="Text_20_body">
      <style:paragraph-properties fo:margin-left="0cm" fo:margin-right="0cm" fo:margin-top="0.06cm" fo:margin-bottom="0cm" style:contextual-spacing="false" fo:line-height="138%" fo:text-align="start" style:justify-single-word="false" fo:text-indent="1.499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7" style:family="paragraph" style:parent-style-name="Text_20_body">
      <style:paragraph-properties fo:margin-left="0cm" fo:margin-right="0cm" fo:margin-top="0.093cm" fo:margin-bottom="0cm" style:contextual-spacing="false" fo:line-height="138%" fo:text-align="start" style:justify-single-word="false" fo:text-indent="1.524cm" style:auto-text-indent="false" style:writing-mode="lr-tb"/>
      <style:text-properties fo:color="#ffffff" loext:opacity="100%" fo:font-size="11pt" style:font-size-asian="11pt" style:font-size-complex="11pt"/>
    </style:style>
    <style:style style:name="P138" style:family="paragraph" style:parent-style-name="Text_20_body">
      <style:paragraph-properties fo:margin-left="2.531cm" fo:margin-right="3.073cm" fo:margin-top="0cm" fo:margin-bottom="0cm" style:contextual-spacing="false" fo:line-height="138%" fo:text-align="start" style:justify-single-word="false" fo:text-indent="0cm" style:auto-text-indent="false" style:writing-mode="lr-tb"/>
      <style:text-properties fo:color="#ffffff" loext:opacity="100%" fo:font-size="11pt" style:font-size-asian="11pt" style:font-size-complex="11pt"/>
    </style:style>
    <style:style style:name="P139" style:family="paragraph" style:parent-style-name="Text_20_body">
      <style:paragraph-properties fo:margin-left="0cm" fo:margin-right="10.169cm" fo:margin-top="1.718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0" style:family="paragraph" style:parent-style-name="Text_20_body">
      <style:paragraph-properties fo:margin-left="0cm" fo:margin-right="0cm" fo:margin-top="0cm" fo:margin-bottom="0cm" style:contextual-spacing="false" fo:line-height="138%" fo:text-align="start" style:justify-single-word="false" fo:text-indent="2.014cm" style:auto-text-indent="false" style:writing-mode="lr-tb"/>
      <style:text-properties fo:color="#ffffff" loext:opacity="100%" fo:font-size="11pt" style:font-size-asian="11pt" style:font-size-complex="11pt"/>
    </style:style>
    <style:style style:name="P141" style:family="paragraph" style:parent-style-name="Text_20_body">
      <style:paragraph-properties fo:margin-left="0cm" fo:margin-right="0cm" fo:margin-top="0cm" fo:margin-bottom="0cm" style:contextual-spacing="false" fo:line-height="138%" fo:text-align="start" style:justify-single-word="false" fo:text-indent="1.19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2" style:family="paragraph" style:parent-style-name="Text_20_body">
      <style:paragraph-properties fo:margin-left="0cm" fo:margin-right="0cm" fo:margin-top="0.009cm" fo:margin-bottom="0cm" style:contextual-spacing="false" fo:line-height="138%" fo:text-align="start" style:justify-single-word="false" fo:text-indent="1.981cm" style:auto-text-indent="false" style:writing-mode="lr-tb"/>
      <style:text-properties fo:color="#ffffff" loext:opacity="100%" fo:font-size="11pt" style:font-size-asian="11pt" style:font-size-complex="11pt"/>
    </style:style>
    <style:style style:name="P143" style:family="paragraph" style:parent-style-name="Text_20_body">
      <style:paragraph-properties fo:margin-left="0cm" fo:margin-right="0cm" fo:margin-top="0cm" fo:margin-bottom="0cm" style:contextual-spacing="false" fo:line-height="138%" fo:text-align="start" style:justify-single-word="false" fo:text-indent="2.02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4" style:family="paragraph" style:parent-style-name="Text_20_body">
      <style:paragraph-properties fo:margin-left="0cm" fo:margin-right="0cm" fo:margin-top="0cm" fo:margin-bottom="0cm" style:contextual-spacing="false" fo:line-height="138%" fo:text-align="start" style:justify-single-word="false" fo:text-indent="1.972cm" style:auto-text-indent="false" style:writing-mode="lr-tb"/>
      <style:text-properties fo:color="#ffffff" loext:opacity="100%" fo:font-size="11pt" style:font-size-asian="11pt" style:font-size-complex="11pt"/>
    </style:style>
    <style:style style:name="P145" style:family="paragraph" style:parent-style-name="Text_20_body">
      <style:paragraph-properties fo:margin-left="0cm" fo:margin-right="0cm" fo:margin-top="0.034cm" fo:margin-bottom="0cm" style:contextual-spacing="false" fo:line-height="138%" fo:text-align="start" style:justify-single-word="false" fo:text-indent="1.676cm" style:auto-text-indent="false" style:writing-mode="lr-tb"/>
      <style:text-properties fo:color="#ffffff" loext:opacity="100%" fo:font-size="11pt" style:font-size-asian="11pt" style:font-size-complex="11pt"/>
    </style:style>
    <style:style style:name="P146" style:family="paragraph" style:parent-style-name="Text_20_body">
      <style:paragraph-properties fo:margin-left="0cm" fo:margin-right="0cm" fo:margin-top="0.06cm" fo:margin-bottom="0cm" style:contextual-spacing="false" fo:line-height="138%" fo:text-align="start" style:justify-single-word="false" fo:text-indent="1.609cm" style:auto-text-indent="false" style:writing-mode="lr-tb"/>
      <style:text-properties fo:color="#ffffff" loext:opacity="100%" fo:font-size="11pt" style:font-size-asian="11pt" style:font-size-complex="11pt"/>
    </style:style>
    <style:style style:name="P147" style:family="paragraph" style:parent-style-name="Text_20_body">
      <style:paragraph-properties fo:margin-left="0cm" fo:margin-right="0cm" fo:margin-top="0cm" fo:margin-bottom="0cm" style:contextual-spacing="false" fo:line-height="138%" fo:text-align="start" style:justify-single-word="false" fo:text-indent="1.755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48"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color="#ffffff" loext:opacity="100%" fo:font-size="11pt" officeooo:paragraph-rsid="0122618b" style:font-size-asian="11pt" style:font-size-complex="11pt"/>
    </style:style>
    <style:style style:name="P149"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color="#ffffff" loext:opacity="100%" fo:font-size="11pt" officeooo:paragraph-rsid="0125b09e" style:font-size-asian="11pt" style:font-size-complex="11pt"/>
    </style:style>
    <style:style style:name="P150"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color="#ffffff" loext:opacity="100%" fo:font-size="11pt" style:font-size-asian="11pt" style:language-asian="ko" style:country-asian="KR" style:font-size-complex="11pt"/>
    </style:style>
    <style:style style:name="P151" style:family="paragraph" style:parent-style-name="Text_20_body">
      <style:paragraph-properties fo:margin-left="0cm" fo:margin-right="0cm" fo:margin-top="0.542cm" fo:margin-bottom="0cm" style:contextual-spacing="false" fo:line-height="138%" fo:text-align="start" style:justify-single-word="false" fo:text-indent="0.991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34840f" officeooo:paragraph-rsid="0134840f" style:text-blinking="false" fo:background-color="transparent" style:font-size-asian="11pt" style:language-asian="ko" style:country-asian="KR" style:font-size-complex="11pt"/>
    </style:style>
    <style:style style:name="P152"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53"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font-size-complex="11pt"/>
    </style:style>
    <style:style style:name="P154"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7dc39" style:text-blinking="false" fo:background-color="transparent" style:font-size-asian="11pt" style:font-size-complex="11pt"/>
    </style:style>
    <style:style style:name="P155"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language-asian="ko" style:country-asian="KR" style:font-size-complex="11pt"/>
    </style:style>
    <style:style style:name="P156"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7dc39" style:text-blinking="false" fo:background-color="transparent" style:font-size-asian="11pt" style:language-asian="ko" style:country-asian="KR" style:font-size-complex="11pt"/>
    </style:style>
    <style:style style:name="P157"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37dc39" officeooo:paragraph-rsid="0137dc39" style:text-blinking="false" fo:background-color="transparent" style:font-size-asian="11pt" style:language-asian="ko" style:country-asian="KR" style:font-size-complex="11pt"/>
    </style:style>
    <style:style style:name="P158"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391dc9" officeooo:paragraph-rsid="01391dc9" style:text-blinking="false" fo:background-color="transparent" style:font-size-asian="11pt" style:language-asian="ko" style:country-asian="KR" style:font-size-complex="11pt"/>
    </style:style>
    <style:style style:name="P159"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391dc9" officeooo:paragraph-rsid="0137dc39" style:text-blinking="false" fo:background-color="transparent" style:font-size-asian="11pt" style:language-asian="ko" style:country-asian="KR" style:font-size-complex="11pt"/>
    </style:style>
    <style:style style:name="P16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font-size-complex="11pt"/>
    </style:style>
    <style:style style:name="P16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ec1a3" style:text-blinking="false" fo:background-color="transparent" style:font-size-asian="11pt" style:font-size-complex="11pt"/>
    </style:style>
    <style:style style:name="P16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407a4f" style:text-blinking="false" fo:background-color="transparent" style:font-size-asian="11pt" style:font-size-complex="11pt"/>
    </style:style>
    <style:style style:name="P16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4438b7" style:text-blinking="false" fo:background-color="transparent" style:font-size-asian="11pt" style:font-size-complex="11pt"/>
    </style:style>
    <style:style style:name="P16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language-asian="ko" style:country-asian="KR" style:font-size-complex="11pt"/>
    </style:style>
    <style:style style:name="P16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ec1a3" style:text-blinking="false" fo:background-color="transparent" style:font-size-asian="11pt" style:language-asian="ko" style:country-asian="KR" style:font-size-complex="11pt"/>
    </style:style>
    <style:style style:name="P16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4438b7" style:text-blinking="false" fo:background-color="transparent" style:font-size-asian="11pt" style:language-asian="ko" style:country-asian="KR" style:font-size-complex="11pt"/>
    </style:style>
    <style:style style:name="P16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3ec1a3" officeooo:paragraph-rsid="01391dc9" style:text-blinking="false" fo:background-color="transparent" style:font-size-asian="11pt" style:language-asian="ko" style:country-asian="KR" style:font-size-complex="11pt"/>
    </style:style>
    <style:style style:name="P16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391dc9" officeooo:paragraph-rsid="01391dc9" style:text-blinking="false" fo:background-color="transparent" style:font-size-asian="11pt" style:language-asian="ko" style:country-asian="KR" style:font-size-complex="11pt"/>
    </style:style>
    <style:style style:name="P16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4438b7" officeooo:paragraph-rsid="014438b7" style:text-blinking="false" fo:background-color="transparent" style:font-size-asian="11pt" style:language-asian="ko" style:country-asian="KR" style:font-size-complex="11pt"/>
    </style:style>
    <style:style style:name="P17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ffffff" loext:opacity="100%" fo:font-size="11pt" officeooo:rsid="013e3436" officeooo:paragraph-rsid="01466925" style:font-size-asian="11pt" style:language-asian="ko" style:country-asian="KR" style:font-size-complex="11pt"/>
    </style:style>
    <style:style style:name="P171"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72"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1d4005" officeooo:paragraph-rsid="011d4005" style:text-blinking="false" fo:background-color="transparent" style:font-size-asian="11pt" style:language-asian="ko" style:country-asian="KR" style:font-size-complex="11pt"/>
    </style:style>
    <style:style style:name="P173"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303316" officeooo:paragraph-rsid="01303316" style:text-blinking="false" fo:background-color="transparent" style:font-size-asian="11pt" style:language-asian="ko" style:country-asian="KR" style:font-size-complex="11pt"/>
    </style:style>
    <style:style style:name="P174" style:family="paragraph" style:parent-style-name="Text_20_body">
      <style:paragraph-properties fo:margin-left="0cm" fo:margin-right="0cm" fo:margin-top="0.025cm" fo:margin-bottom="0cm" style:contextual-spacing="false" fo:line-height="138%" fo:text-align="start" style:justify-single-word="false" fo:text-indent="1.62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font-size-complex="11pt"/>
    </style:style>
    <style:style style:name="P175" style:family="paragraph" style:parent-style-name="Text_20_body">
      <style:paragraph-properties fo:margin-left="0cm" fo:margin-right="0cm" fo:margin-top="0.025cm" fo:margin-bottom="0cm" style:contextual-spacing="false" fo:line-height="138%" fo:text-align="start" style:justify-single-word="false" fo:text-indent="1.62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5a68c" style:text-blinking="false" fo:background-color="transparent" style:font-size-asian="11pt" style:language-asian="ko" style:country-asian="KR" style:font-size-complex="11pt"/>
    </style:style>
    <style:style style:name="P176" style:family="paragraph" style:parent-style-name="Text_20_body">
      <style:paragraph-properties fo:margin-left="0cm" fo:margin-right="0cm" fo:margin-top="0cm" fo:margin-bottom="0cm" style:contextual-spacing="false" fo:line-height="138%" fo:text-align="start" style:justify-single-word="false" fo:text-indent="1.9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font-size-complex="11pt"/>
    </style:style>
    <style:style style:name="P177" style:family="paragraph" style:parent-style-name="Text_20_body">
      <style:paragraph-properties fo:margin-left="0cm" fo:margin-right="0cm" fo:margin-top="0cm" fo:margin-bottom="0cm" style:contextual-spacing="false" fo:line-height="138%" fo:text-align="start" style:justify-single-word="false" fo:text-indent="1.9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391dc9" style:text-blinking="false" fo:background-color="transparent" style:font-size-asian="11pt" style:language-asian="ko" style:country-asian="KR" style:font-size-complex="11pt"/>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10c508b" style:language-asian="ko" style:country-asian="KR"/>
    </style:style>
    <style:style style:name="T15" style:family="text">
      <style:text-properties officeooo:rsid="010f812b" style:language-asian="ko" style:country-asian="KR"/>
    </style:style>
    <style:style style:name="T16" style:family="text">
      <style:text-properties officeooo:rsid="0010bbf8"/>
    </style:style>
    <style:style style:name="T17" style:family="text">
      <style:text-properties officeooo:rsid="007e54a0"/>
    </style:style>
    <style:style style:name="T18" style:family="text">
      <style:text-properties officeooo:rsid="007f2a80"/>
    </style:style>
    <style:style style:name="T19" style:family="text">
      <style:text-properties officeooo:rsid="007fe57d"/>
    </style:style>
    <style:style style:name="T20" style:family="text">
      <style:text-properties officeooo:rsid="0080f85a"/>
    </style:style>
    <style:style style:name="T2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23" style:family="text">
      <style:text-properties fo:font-variant="normal" fo:text-transform="none" style:text-line-through-style="none" style:text-line-through-type="none" style:text-underline-style="none" style:text-blinking="false" fo:background-color="transparent" loext:char-shading-value="0"/>
    </style:style>
    <style:style style:name="T24" style:family="text">
      <style:text-properties fo:font-variant="normal" fo:text-transform="none" style:text-line-through-style="none" style:text-line-through-type="none" style:font-name="Arial" style:text-underline-style="none" fo:font-weight="normal" style:text-blinking="false" fo:background-color="transparent" loext:char-shading-value="0"/>
    </style:style>
    <style:style style:name="T25" style:family="text">
      <style:text-properties fo:font-variant="normal" fo:text-transform="none" style:text-line-through-style="none" style:text-line-through-type="none" style:font-name="Arial" style:text-underline-style="none" fo:font-weight="normal" officeooo:rsid="00988edd" style:text-blinking="false" fo:background-color="transparent" loext:char-shading-value="0"/>
    </style:style>
    <style:style style:name="T26" style:family="text">
      <style:text-properties fo:font-variant="normal" fo:text-transform="none" style:text-line-through-style="none" style:text-line-through-type="none" style:font-name="Arial" fo:font-style="italic"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style>
    <style:style style:name="T28" style:family="text">
      <style:text-properties fo:font-variant="normal" fo:text-transform="none" style:text-line-through-style="none" style:text-line-through-type="none" style:font-name="Arial" fo:font-style="normal" style:text-underline-style="none" fo:font-weight="normal" officeooo:rsid="00208bf1" style:text-blinking="false" fo:background-color="transparent" loext:char-shading-value="0" style:font-name-asian="나눔고딕" style:language-asian="ko" style:country-asian="KR" style:font-style-asian="normal" style:font-style-complex="normal"/>
    </style:style>
    <style:style style:name="T29" style:family="text">
      <style:text-properties fo:font-variant="normal" fo:text-transform="none" style:text-line-through-style="none" style:text-line-through-type="none" style:font-name="Arial" fo:font-style="normal" style:text-underline-style="none" fo:font-weight="normal" officeooo:rsid="00868504" style:text-blinking="false" fo:background-color="transparent" loext:char-shading-value="0" style:font-name-asian="나눔고딕" style:language-asian="ko" style:country-asian="KR" style:font-style-asian="normal" style:font-style-complex="normal"/>
    </style:style>
    <style:style style:name="T30"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language-asian="ko" style:country-asian="KR"/>
    </style:style>
    <style:style style:name="T31" style:family="text">
      <style:text-properties fo:font-variant="normal" fo:text-transform="none" style:text-line-through-style="none" style:text-line-through-type="none" style:font-name="Arial" fo:font-style="normal" style:text-underline-style="none" fo:font-weight="normal" officeooo:rsid="00beea9e" style:text-blinking="false" fo:background-color="transparent" loext:char-shading-value="0" style:language-asian="ko" style:country-asian="KR"/>
    </style:style>
    <style:style style:name="T32" style:family="text">
      <style:text-properties fo:font-variant="normal" fo:text-transform="none" style:text-line-through-style="none" style:text-line-through-type="none" style:font-name="Arial" fo:font-style="normal" style:text-underline-style="none" fo:font-weight="normal" officeooo:rsid="00c37a74" style:text-blinking="false" fo:background-color="transparent" loext:char-shading-value="0" style:language-asian="ko" style:country-asian="KR"/>
    </style:style>
    <style:style style:name="T33" style:family="text">
      <style:text-properties fo:font-variant="normal" fo:text-transform="none" style:text-line-through-style="none" style:text-line-through-type="none" style:font-name="Arial" fo:font-style="normal" style:text-underline-style="none" fo:font-weight="normal" officeooo:rsid="00d9f423" style:text-blinking="false" fo:background-color="transparent" loext:char-shading-value="0" style:language-asian="ko" style:country-asian="KR"/>
    </style:style>
    <style:style style:name="T34" style:family="text">
      <style:text-properties fo:font-variant="normal" fo:text-transform="none" style:text-line-through-style="none" style:text-line-through-type="none" style:font-name="Arial" fo:font-style="normal" style:text-underline-style="none" fo:font-weight="normal" officeooo:rsid="00e32f1a" style:text-blinking="false" fo:background-color="transparent" loext:char-shading-value="0" style:language-asian="ko" style:country-asian="KR"/>
    </style:style>
    <style:style style:name="T35" style:family="text">
      <style:text-properties fo:font-variant="normal" fo:text-transform="none" style:text-line-through-style="none" style:text-line-through-type="none" style:font-name="Arial" fo:font-style="normal" style:text-underline-style="none" fo:font-weight="normal" officeooo:rsid="00e6f2e1" style:text-blinking="false" fo:background-color="transparent" loext:char-shading-value="0" style:language-asian="ko" style:country-asian="KR"/>
    </style:style>
    <style:style style:name="T36" style:family="text">
      <style:text-properties fo:font-variant="normal" fo:text-transform="none" style:text-line-through-style="none" style:text-line-through-type="none" style:font-name="Arial" fo:font-style="normal" style:text-underline-style="none" fo:font-weight="normal" officeooo:rsid="00e46497" style:text-blinking="false" fo:background-color="transparent" loext:char-shading-value="0" style:language-asian="ko" style:country-asian="KR"/>
    </style:style>
    <style:style style:name="T37" style:family="text">
      <style:text-properties fo:font-variant="normal" fo:text-transform="none" style:text-line-through-style="none" style:text-line-through-type="none" style:font-name="Arial" fo:font-style="normal" style:text-underline-style="none" fo:font-weight="normal" officeooo:rsid="00e87679" style:text-blinking="false" fo:background-color="transparent" loext:char-shading-value="0" style:language-asian="ko" style:country-asian="KR"/>
    </style:style>
    <style:style style:name="T38" style:family="text">
      <style:text-properties fo:font-variant="normal" fo:text-transform="none" style:text-line-through-style="none" style:text-line-through-type="none" style:font-name="Arial" fo:font-style="normal" style:text-underline-style="none" fo:font-weight="normal" officeooo:rsid="00eb936b" style:text-blinking="false" fo:background-color="transparent" loext:char-shading-value="0" style:language-asian="ko" style:country-asian="KR"/>
    </style:style>
    <style:style style:name="T39" style:family="text">
      <style:text-properties fo:font-variant="normal" fo:text-transform="none" style:text-line-through-style="none" style:text-line-through-type="none" style:font-name="Arial" fo:font-style="normal" style:text-underline-style="none" fo:font-weight="normal" officeooo:rsid="00ef6001" style:text-blinking="false" fo:background-color="transparent" loext:char-shading-value="0" style:language-asian="ko" style:country-asian="KR"/>
    </style:style>
    <style:style style:name="T40" style:family="text">
      <style:text-properties fo:font-variant="normal" fo:text-transform="none" style:text-line-through-style="none" style:text-line-through-type="none" style:font-name="Arial" fo:font-style="normal" style:text-underline-style="none" fo:font-weight="normal" officeooo:rsid="0101a36c" style:text-blinking="false" fo:background-color="transparent" loext:char-shading-value="0" style:language-asian="ko" style:country-asian="KR"/>
    </style:style>
    <style:style style:name="T41" style:family="text">
      <style:text-properties fo:font-variant="normal" fo:text-transform="none" style:text-line-through-style="none" style:text-line-through-type="none" style:font-name="Arial" fo:font-style="normal" style:text-underline-style="none" fo:font-weight="normal" officeooo:rsid="01107013" style:text-blinking="false" fo:background-color="transparent" loext:char-shading-value="0" style:language-asian="ko" style:country-asian="KR"/>
    </style:style>
    <style:style style:name="T42" style:family="text">
      <style:text-properties fo:font-variant="normal" fo:text-transform="none" style:text-line-through-style="none" style:text-line-through-type="none" style:font-name="Arial" fo:font-style="normal" style:text-underline-style="none" fo:font-weight="normal" officeooo:rsid="0105a82e" style:text-blinking="false" fo:background-color="transparent" loext:char-shading-value="0" style:language-asian="ko" style:country-asian="KR"/>
    </style:style>
    <style:style style:name="T43" style:family="text">
      <style:text-properties fo:font-variant="normal" fo:text-transform="none" style:text-line-through-style="none" style:text-line-through-type="none" style:font-name="Arial" fo:font-style="normal" style:text-underline-style="none" fo:font-weight="normal" officeooo:rsid="0118e771" style:text-blinking="false" fo:background-color="transparent" loext:char-shading-value="0" style:language-asian="ko" style:country-asian="KR"/>
    </style:style>
    <style:style style:name="T44" style:family="text">
      <style:text-properties fo:font-variant="normal" fo:text-transform="none" style:text-line-through-style="none" style:text-line-through-type="none" style:font-name="Arial" fo:font-style="normal" style:text-underline-style="none" fo:font-weight="normal" officeooo:rsid="011df857" style:text-blinking="false" fo:background-color="transparent" loext:char-shading-value="0" style:language-asian="ko" style:country-asian="KR"/>
    </style:style>
    <style:style style:name="T45" style:family="text">
      <style:text-properties fo:font-variant="normal" fo:text-transform="none" style:text-line-through-style="none" style:text-line-through-type="none" style:font-name="Arial" fo:font-style="normal" style:text-underline-style="none" fo:font-weight="normal" officeooo:rsid="011e31a9" style:text-blinking="false" fo:background-color="transparent" loext:char-shading-value="0" style:language-asian="ko" style:country-asian="KR"/>
    </style:style>
    <style:style style:name="T46" style:family="text">
      <style:text-properties fo:font-variant="normal" fo:text-transform="none" style:text-line-through-style="none" style:text-line-through-type="none" style:font-name="Arial" fo:font-style="normal" style:text-underline-style="none" fo:font-weight="normal" officeooo:rsid="012372ab" style:text-blinking="false" fo:background-color="transparent" loext:char-shading-value="0" style:language-asian="ko" style:country-asian="KR"/>
    </style:style>
    <style:style style:name="T47" style:family="text">
      <style:text-properties fo:font-variant="normal" fo:text-transform="none" style:text-line-through-style="none" style:text-line-through-type="none" style:font-name="Arial" fo:font-style="normal" style:text-underline-style="none" fo:font-weight="normal" officeooo:rsid="0125b09e" style:text-blinking="false" fo:background-color="transparent" loext:char-shading-value="0" style:language-asian="ko" style:country-asian="KR"/>
    </style:style>
    <style:style style:name="T48" style:family="text">
      <style:text-properties fo:font-variant="normal" fo:text-transform="none" style:text-line-through-style="none" style:text-line-through-type="none" style:font-name="Arial" fo:font-style="normal" style:text-underline-style="none" fo:font-weight="normal" officeooo:rsid="012c8b2a" style:text-blinking="false" fo:background-color="transparent" loext:char-shading-value="0" style:language-asian="ko" style:country-asian="KR"/>
    </style:style>
    <style:style style:name="T49" style:family="text">
      <style:text-properties fo:font-variant="normal" fo:text-transform="none" style:text-line-through-style="none" style:text-line-through-type="none" style:font-name="Arial" fo:font-style="normal" style:text-underline-style="none" fo:font-weight="normal" officeooo:rsid="01303316" style:text-blinking="false" fo:background-color="transparent" loext:char-shading-value="0" style:language-asian="ko" style:country-asian="KR"/>
    </style:style>
    <style:style style:name="T50" style:family="text">
      <style:text-properties fo:font-variant="normal" fo:text-transform="none" style:text-line-through-style="none" style:text-line-through-type="none" style:font-name="Arial" fo:font-style="normal" style:text-underline-style="none" fo:font-weight="normal" officeooo:rsid="011f3b79" style:text-blinking="false" fo:background-color="transparent" loext:char-shading-value="0" style:language-asian="ko" style:country-asian="KR"/>
    </style:style>
    <style:style style:name="T51" style:family="text">
      <style:text-properties fo:font-variant="normal" fo:text-transform="none" style:text-line-through-style="none" style:text-line-through-type="none" style:font-name="Arial" fo:font-style="normal" style:text-underline-style="none" fo:font-weight="normal" officeooo:rsid="0122618b" style:text-blinking="false" fo:background-color="transparent" loext:char-shading-value="0" style:language-asian="ko" style:country-asian="KR"/>
    </style:style>
    <style:style style:name="T52" style:family="text">
      <style:text-properties fo:font-variant="normal" fo:text-transform="none" style:text-line-through-style="none" style:text-line-through-type="none" style:font-name="Arial" fo:font-style="normal" style:text-underline-style="none" fo:font-weight="normal" officeooo:rsid="01275b5b" style:text-blinking="false" fo:background-color="transparent" loext:char-shading-value="0" style:language-asian="ko" style:country-asian="KR"/>
    </style:style>
    <style:style style:name="T53" style:family="text">
      <style:text-properties fo:font-variant="normal" fo:text-transform="none" style:text-line-through-style="none" style:text-line-through-type="none" style:font-name="Arial" fo:font-style="normal" style:text-underline-style="none" fo:font-weight="normal" officeooo:rsid="00ccca43" style:text-blinking="false" fo:background-color="transparent" loext:char-shading-value="0"/>
    </style:style>
    <style:style style:name="T54" style:family="text">
      <style:text-properties fo:font-variant="normal" fo:text-transform="none" style:text-line-through-style="none" style:text-line-through-type="none" style:font-name="Arial" fo:font-style="normal" style:text-underline-style="none" fo:font-weight="normal" officeooo:rsid="00d482f9" style:text-blinking="false" fo:background-color="transparent" loext:char-shading-value="0"/>
    </style:style>
    <style:style style:name="T55" style:family="text">
      <style:text-properties fo:font-variant="normal" fo:text-transform="none" style:text-line-through-style="none" style:text-line-through-type="none" style:font-name="Arial" fo:font-style="normal" style:text-underline-style="none" fo:font-weight="normal" officeooo:rsid="00d75d05" style:text-blinking="false" fo:background-color="transparent" loext:char-shading-value="0"/>
    </style:style>
    <style:style style:name="T56" style:family="text">
      <style:text-properties fo:font-variant="normal" fo:text-transform="none" style:text-line-through-style="none" style:text-line-through-type="none" style:font-name="Arial" fo:font-style="normal" style:text-underline-style="none" fo:font-weight="normal" officeooo:rsid="01303316" style:text-blinking="false" fo:background-color="transparent" loext:char-shading-value="0"/>
    </style:style>
    <style:style style:name="T57" style:family="text">
      <style:text-properties fo:font-variant="normal" fo:text-transform="none" style:text-line-through-style="none" style:text-line-through-type="none" style:font-name="Arial" fo:font-style="normal" style:text-underline-style="none" fo:font-weight="normal" officeooo:rsid="01318147" style:text-blinking="false" fo:background-color="transparent" loext:char-shading-value="0"/>
    </style:style>
    <style:style style:name="T58" style:family="text">
      <style:text-properties fo:font-variant="normal" fo:text-transform="none" style:text-line-through-style="none" style:text-line-through-type="none" style:font-name="Arial" fo:font-style="normal" style:text-underline-style="none" fo:font-weight="normal" officeooo:rsid="0137c5b1" style:text-blinking="false" fo:background-color="transparent" loext:char-shading-value="0"/>
    </style:style>
    <style:style style:name="T59" style:family="text">
      <style:text-properties fo:font-variant="normal" fo:text-transform="none" style:text-line-through-style="none" style:text-line-through-type="none" style:font-name="Arial" fo:font-style="normal" style:text-underline-style="none" fo:font-weight="normal" officeooo:rsid="0137dc39" style:text-blinking="false" fo:background-color="transparent" loext:char-shading-value="0"/>
    </style:style>
    <style:style style:name="T60" style:family="text">
      <style:text-properties fo:font-variant="normal" fo:text-transform="none" style:text-line-through-style="none" style:text-line-through-type="none" style:font-name="Arial" fo:font-style="normal" style:text-underline-style="none" fo:font-weight="normal" officeooo:rsid="01391dc9" style:text-blinking="false" fo:background-color="transparent" loext:char-shading-value="0"/>
    </style:style>
    <style:style style:name="T61" style:family="text">
      <style:text-properties fo:font-variant="normal" fo:text-transform="none" style:text-line-through-style="none" style:text-line-through-type="none" style:font-name="Arial" fo:font-style="normal" style:text-underline-style="none" fo:font-weight="normal" officeooo:rsid="013ec1a3" style:text-blinking="false" fo:background-color="transparent" loext:char-shading-value="0"/>
    </style:style>
    <style:style style:name="T62" style:family="text">
      <style:text-properties fo:font-variant="normal" fo:text-transform="none" style:text-line-through-style="none" style:text-line-through-type="none" style:font-name="나눔고딕" style:text-underline-style="none" fo:font-weight="normal" style:text-blinking="false" fo:background-color="transparent" loext:char-shading-value="0"/>
    </style:style>
    <style:style style:name="T63" style:family="text">
      <style:text-properties fo:font-variant="normal" fo:text-transform="none" style:text-line-through-style="none" style:text-line-through-type="none" style:font-name="Times New Roman" style:text-underline-style="none" fo:font-weight="normal" style:text-blinking="false" fo:background-color="transparent" loext:char-shading-value="0"/>
    </style:style>
    <style:style style:name="T64" style:family="text">
      <style:text-properties fo:font-variant="normal" fo:text-transform="none" style:text-line-through-style="none" style:text-line-through-type="none" style:font-name="Times New Roman" style:text-underline-style="none" fo:font-weight="normal" officeooo:rsid="009cbfbd" style:text-blinking="false" fo:background-color="transparent" loext:char-shading-value="0"/>
    </style:style>
    <style:style style:name="T65" style:family="text">
      <style:text-properties fo:font-variant="normal" fo:text-transform="none" style:text-line-through-style="none" style:text-line-through-type="none" style:font-name="Times New Roman1" fo:font-style="normal" style:text-underline-style="none" fo:font-weight="normal" style:text-blinking="false" fo:background-color="transparent" loext:char-shading-value="0"/>
    </style:style>
    <style:style style:name="T66" style:family="text">
      <style:text-properties fo:font-variant="normal" fo:text-transform="none" style:text-line-through-style="none" style:text-line-through-type="none" style:font-name="Courier New" fo:font-style="normal" style:text-underline-style="none" fo:font-weight="normal" style:text-blinking="false" fo:background-color="transparent" loext:char-shading-value="0"/>
    </style:style>
    <style:style style:name="T67" style:family="text">
      <style:text-properties fo:font-variant="normal" fo:text-transform="none" style:font-name="Arial" fo:font-style="normal" style:text-underline-style="solid" style:text-underline-width="auto" style:text-underline-color="font-color" fo:font-weight="normal" fo:background-color="transparent" loext:char-shading-value="0"/>
    </style:style>
    <style:style style:name="T68" style:family="text">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loext:char-shading-value="0" style:font-size-asian="11pt" style:language-asian="ko" style:country-asian="KR" style:font-size-complex="11pt"/>
    </style:style>
    <style:style style:name="T69"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f3af97" style:text-blinking="false" fo:background-color="transparent" loext:char-shading-value="0" style:font-size-asian="11pt" style:language-asian="ko" style:country-asian="KR" style:font-size-complex="11pt"/>
    </style:style>
    <style:style style:name="T70"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edbf1d" style:text-blinking="false" fo:background-color="transparent" loext:char-shading-value="0" style:font-size-asian="11pt" style:language-asian="ko" style:country-asian="KR" style:font-size-complex="11pt"/>
    </style:style>
    <style:style style:name="T71"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ca029d" style:text-blinking="false" fo:background-color="transparent" loext:char-shading-value="0" style:font-size-asian="11pt" style:language-asian="ko" style:country-asian="KR" style:font-size-complex="11pt"/>
    </style:style>
    <style:style style:name="T72"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f99f51" style:text-blinking="false" fo:background-color="transparent" loext:char-shading-value="0" style:font-size-asian="11pt" style:language-asian="ko" style:country-asian="KR" style:font-size-complex="11pt"/>
    </style:style>
    <style:style style:name="T73" style:family="text">
      <style:text-properties fo:font-variant="normal" fo:text-transform="none" fo:color="#ffffff" loext:opacity="100%" style:text-line-through-style="none" style:text-line-through-type="none" style:font-name="Arial" fo:font-size="11pt" fo:font-style="normal" style:text-underline-style="none" fo:font-weight="normal" officeooo:rsid="0118e771" style:text-blinking="false" fo:background-color="transparent" loext:char-shading-value="0" style:font-size-asian="11pt" style:language-asian="ko" style:country-asian="KR" style:font-size-complex="11pt"/>
    </style:style>
    <style:style style:name="T74" style:family="text">
      <style:text-properties fo:font-variant="normal" fo:text-transform="none" fo:color="#ffffff" loext:opacity="100%" style:text-line-through-style="none" style:text-line-through-type="none" style:font-name="Arial" fo:font-size="11pt" fo:font-style="normal" style:text-underline-style="none" fo:font-weight="normal" officeooo:rsid="011ad491" style:text-blinking="false" fo:background-color="transparent" loext:char-shading-value="0" style:font-size-asian="11pt" style:language-asian="ko" style:country-asian="KR" style:font-size-complex="11pt"/>
    </style:style>
    <style:style style:name="T75" style:family="text">
      <style:text-properties fo:font-variant="normal" fo:text-transform="none" fo:color="#ffffff" loext:opacity="100%" style:text-line-through-style="none" style:text-line-through-type="none" style:font-name="Arial" fo:font-size="11pt" fo:font-style="normal" style:text-underline-style="none" fo:font-weight="normal" officeooo:rsid="011b4286" style:text-blinking="false" fo:background-color="transparent" loext:char-shading-value="0" style:font-size-asian="11pt" style:language-asian="ko" style:country-asian="KR" style:font-size-complex="11pt"/>
    </style:style>
    <style:style style:name="T76" style:family="text">
      <style:text-properties fo:font-variant="normal" fo:text-transform="none" fo:color="#ffffff" loext:opacity="100%" style:text-line-through-style="none" style:text-line-through-type="none" style:font-name="Arial" fo:font-size="11pt" fo:font-style="normal" style:text-underline-style="none" fo:font-weight="normal" officeooo:rsid="011c0ecd" style:text-blinking="false" fo:background-color="transparent" loext:char-shading-value="0" style:font-size-asian="11pt" style:language-asian="ko" style:country-asian="KR" style:font-size-complex="11pt"/>
    </style:style>
    <style:style style:name="T77" style:family="text">
      <style:text-properties fo:font-variant="normal" fo:text-transform="none" fo:color="#ffffff" loext:opacity="100%" style:text-line-through-style="none" style:text-line-through-type="none" style:font-name="Arial" fo:font-size="11pt" fo:font-style="normal" style:text-underline-style="none" fo:font-weight="normal" officeooo:rsid="011c50a9" style:text-blinking="false" fo:background-color="transparent" loext:char-shading-value="0" style:font-size-asian="11pt" style:language-asian="ko" style:country-asian="KR" style:font-size-complex="11pt"/>
    </style:style>
    <style:style style:name="T78" style:family="text">
      <style:text-properties style:font-name="나눔고딕" fo:font-style="normal" officeooo:rsid="00208bf1" style:font-name-asian="나눔고딕" style:language-asian="ko" style:country-asian="KR" style:font-style-asian="normal" style:font-style-complex="normal"/>
    </style:style>
    <style:style style:name="T79" style:family="text">
      <style:text-properties style:font-name="나눔고딕" fo:font-style="normal" officeooo:rsid="00988edd" style:font-name-asian="나눔고딕" style:language-asian="ko" style:country-asian="KR" style:font-style-asian="normal" style:font-style-complex="normal"/>
    </style:style>
    <style:style style:name="T80" style:family="text">
      <style:text-properties style:font-name="나눔고딕" fo:font-style="normal" officeooo:rsid="00868504" style:font-name-asian="나눔고딕" style:language-asian="ko" style:country-asian="KR" style:font-style-asian="normal" style:font-style-complex="normal"/>
    </style:style>
    <style:style style:name="T81" style:family="text">
      <style:text-properties officeooo:rsid="009cbfbd"/>
    </style:style>
    <style:style style:name="T82" style:family="text">
      <style:text-properties officeooo:rsid="00a1cb1c"/>
    </style:style>
    <style:style style:name="T83" style:family="text">
      <style:text-properties fo:color="#ffffff" loext:opacity="100%" style:font-name="나눔고딕" fo:font-size="11pt" fo:font-style="normal" officeooo:rsid="00208bf1" style:font-name-asian="나눔고딕" style:font-size-asian="11pt" style:language-asian="ko" style:country-asian="KR" style:font-style-asian="normal" style:font-size-complex="11pt" style:font-style-complex="normal"/>
    </style:style>
    <style:style style:name="T84" style:family="text">
      <style:text-properties fo:color="#ffffff" loext:opacity="100%" style:font-name="나눔고딕" fo:font-size="11pt" fo:font-style="normal" officeooo:rsid="00d75d05" style:font-name-asian="나눔고딕" style:font-size-asian="11pt" style:language-asian="ko" style:country-asian="KR" style:font-style-asian="normal" style:font-size-complex="11pt" style:font-style-complex="normal"/>
    </style:style>
    <style:style style:name="T85" style:family="text">
      <style:text-properties fo:color="#ffffff" loext:opacity="100%" style:font-name="나눔고딕" fo:font-size="11pt" fo:font-style="normal" officeooo:rsid="00b0aa67" style:font-name-asian="나눔고딕" style:font-size-asian="11pt" style:language-asian="ko" style:country-asian="KR" style:font-style-asian="normal" style:font-size-complex="11pt" style:font-style-complex="normal"/>
    </style:style>
    <style:style style:name="T86" style:family="text">
      <style:text-properties fo:color="#ffffff" loext:opacity="100%" style:font-name="나눔고딕" fo:font-size="11pt" fo:font-style="normal" officeooo:rsid="00796c74" style:font-name-asian="나눔고딕" style:font-size-asian="11pt" style:language-asian="ko" style:country-asian="KR" style:font-style-asian="normal" style:font-size-complex="11pt" style:font-style-complex="normal"/>
    </style:style>
    <style:style style:name="T87" style:family="text">
      <style:text-properties officeooo:rsid="00e2a4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the Technological System will destroy itself</text:p>
      <text:p text:style-name="P1"/>
      <text:p text:style-name="P2">“<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1"/>
      <text:p text:style-name="P1">“<text:span text:style-name="T13">자연에게 있어, </text:span><text:span text:style-name="T14">권력</text:span><text:span text:style-name="T9">은 권리의 본질이다.” - 랄프 왈도 에머슨</text:span></text:p>
      <text:p text:style-name="P1"/>
      <text:p text:style-name="P3"><text:span text:style-name="T16">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4"><text:s/></text:p>
      <text:p text:style-name="P5"><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5"/>
      <text:p text:style-name="P6">“<text:span text:style-name="T9">기업 간의 경쟁적 투쟁은 그저 기업인으로써가 아니라, 문명의 챔피언으로써 누가 가장 “적합”한지 겨루는 시합으로 여겨졌다. 따라서 기업인들은 그들의 물질적 우월감을 도덕적, 지적 우월</text:span><text:span text:style-name="T15">감</text:span><text:span text:style-name="T9">으로 바꾸었다… 사회진화론은 누군가는 권력을 쥐고 누군가는 빈곤으로 추락하는 경쟁 과정을 설명할 뿐만 아니라, 이를 정당화 하는 수단이 </text:span><text:span text:style-name="T11">되었다.”</text:span></text:p>
      <text:p text:style-name="P8"/>
      <text:p text:style-name="P5"/>
      <text:p text:style-name="P9">여기서 우리는 사회 발전에 자연선택이 어떤 역할을 하는지 설명하는 것에만 집중한다. 우리는 권력 투쟁에서 승리한 자들에 대한 어떠한 긍정적인 가치 판단도 하지 않는다.</text:p>
      <text:p text:style-name="P5"/>
      <text:p text:style-name="P7"/>
      <text:p text:style-name="P10"><text:span text:style-name="T87">II. </text:span>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10"/>
      <text:p text:style-name="P11">가장 분명한 자가증식 체제의 사례는 생물학적 유기체들이다. <text:s/>예를들어, 늑대 무리와 꿀벌군체 같은 생물학적 유기체들의 ‘집단’ 역시 자가증식 체제가 될 수 있다. 이 논의에서 가장 중요한 자가증식 체제는, <text:s/>예를들어, 국가, 기업, 노동조합, 종교, 정치적 정당 같은 인간 집단으로 이루어져 있다. 또한 학파, 사회관계망, 서브컬쳐 집단 같은 뚜렷하지 않고 조직화되지 않은 집단들이 있다. 개별의 늑대, 벌에게는 자신의 집단을 증식시키고자 하는 의도가 없지만, 늑대무리나 꿀벌군체가 스스로 증식하는 것처럼, 인간 역시 개인에게는 자신의 집단을 증식시키고자 하는 의도가 없지만 자신이 속한 집단을 증식시킨다.</text:p>
      <text:p text:style-name="P7"/>
      <text:p text:style-name="P12">(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22"/>
      <text:p text:style-name="P12"><text:soft-page-break/>자연선택의 법칙은 생물학에만 적용될 뿐만 아니라, 자가증식 체제가 존재하는 모든 환경에 적용된다. 이 법칙은 대략적으로 다음과 같다:</text:p>
      <text:p text:style-name="P22"/>
      <text:p text:style-name="P12">생존과 증식에 최적화된 특성을 가진 자가증식 체제들이 다른 자가증식 체제들보다 더욱 잘 생존하고 증식하는 경향이 있다.</text:p>
      <text:p text:style-name="P12"/>
      <text:p text:style-name="P12">물론 이건 동어반복이고, 새롭게 알려주는 것이 없다. 하지만 이는 우리가 놓치고 있는 요소들에 집중하게 해준다.</text:p>
      <text:p text:style-name="P12"/>
      <text:p text:style-name="P12">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12"/>
      <text:p text:style-name="P12"/>
      <text:p text:style-name="P12">전제 1. 어떤 환경이든 충분히 풍족하면, 자가증식 체제들이 등장할 것이며, 자연선택으로 인해 대단히 복잡하고, 절묘하고, 정교한 생존, 증식 수단을 가진 자가증식 체제들이 진화할 것이다.</text:p>
      <text:p text:style-name="P12"/>
      <text:p text:style-name="P12"/>
      <text:p text:style-name="P12">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12"/>
      <text:p text:style-name="P12">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12"/>
      <text:p text:style-name="P12">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12"/>
      <text:p text:style-name="P12"/>
      <text:p text:style-name="P12"><text:soft-page-break/>전제 2. 단기적으로, 자연선택은 장기적인 결과에 신경쓰지 않고 단기적 이익을 추구하는 자가증식 체제들을 선호한다.</text:p>
      <text:p text:style-name="P12"/>
      <text:p text:style-name="P12"/>
      <text:p text:style-name="P12">이 전제는 다음의 전제로 이어진다.</text:p>
      <text:p text:style-name="P12"/>
      <text:p text:style-name="P12"/>
      <text:p text:style-name="P12">전제 3. 주어진 상위체제의 하위체제들은, 자신의 상위체제와 상위체제에 만연하는 조건들에 의존한다.</text:p>
      <text:p text:style-name="P12"/>
      <text:p text:style-name="P12"/>
      <text:p text:style-name="P12">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12"/>
      <text:p text:style-name="P17"><text:span text:style-name="T78">이 </text:span><text:span text:style-name="T79">장에서</text:span><text:span text:style-name="T78">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12"/>
      <text:p text:style-name="P12">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12"/>
      <text:p text:style-name="P12"/>
      <text:p text:style-name="P12">전제 4. 이동, 통신 문제는 자가증식 체제가 그 기능을 확장할 수 있는 지리적 범위에 한계를 둔다.</text:p>
      <text:p text:style-name="P12"/>
      <text:p text:style-name="P12"/>
      <text:p text:style-name="P12">인간의 경험에 따르면:</text:p>
      <text:p text:style-name="P12"/>
      <text:p text:style-name="P12"/>
      <text:p text:style-name="P12"><text:soft-page-break/>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22"/>
      <text:p text:style-name="P70"><text:span text:style-name="T24">인류 역사를 통해 전제 </text:span><text:span text:style-name="T25">4와 전제 5를 확인할 수 있다. </text:span><text:span text:style-name="T24">원시인 무리나 부족은 보통 그들의 “사유지”를 갖고 있다. 하지만 이러한 사회에서 유일한 이동 수단은 인간의 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12"/>
      <text:p text:style-name="P12">오늘날에는 지구상의 어느 두 지점이든 빠르게 이동할 수 있고, 실시간에 가까운 통신이 가능하다. 따라서,</text:p>
      <text:p text:style-name="P12"/>
      <text:p text:style-name="P12"/>
      <text:p text:style-name="P12">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12"/>
      <text:p text:style-name="P12"/>
      <text:p text:style-name="P12">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12"/>
      <text:p text:style-name="P12">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12"/>
      <text:p text:style-name="P12"/>
      <text:p text:style-name="P12">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12"/>
      <text:p text:style-name="P12"/>
      <text:p text:style-name="P12">이 전제 역시 인류의 경험으로부터 얻을 수 있다. 하지만 이 전제는 인간과는 독립적으로 참이다: 자연선택은 세계적 자가증식 체제들 중 가장 강한 힘을 갖고 있는 체제를 선호할 것이다. 약한 세계적 <text:soft-page-break/>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12"/>
      <text:p text:style-name="P12">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12"/>
      <text:p text:style-name="P12">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12"/>
      <text:p text:style-name="P12">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12"/>
      <text:p text:style-name="P12">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12"/>
      <text:p text:style-name="P12">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12"/>
      <text:p text:style-name="P71">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text:span><text:soft-page-break/><text:span text:style-name="T2">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12"/>
      <text:p text:style-name="P12">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12"/>
      <text:p text:style-name="P12">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12"/>
      <text:p text:style-name="P13"><text:span text:style-name="T21">첫째, 세계-체제는 여전히 고도로 복잡하고 팽팽하게 연결되어 있을 것이다.</text:span><text:span text:style-name="T63"> 이런 문제들을 다루는 학자들은 산업 체제를 만들 때 “비동조화</text:span><text:span text:style-name="T64">(decoupling)”라는 안전장치를 마련하는 것을 권한다. 비동조화는 체제의 한 부분에 발생한 결함이 다른 부분으로 전달되는 것을 막는 “장벽” 역할을 한다.</text:span><text:span text:style-name="T63">화학공장, 원자력 발전소, 금융 시스템과 같은 세계-체제의 상대적으로 제한적인 하위체제에 대해서는 이론상으로 이런 수단들이 효과를 발휘할 수도 있다. 하지만 페로우</text:span><text:span text:style-name="T64">(Perrow)는 우리 사회의 이런 제한적인 체제들조차도</text:span><text:span text:style-name="T63">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81">1장에서 길게 설명했듯이, 그러한 계획은 절대 성공적으로 실현될 수 없다.</text:span></text:p>
      <text:p text:style-name="P22"/>
      <text:p text:style-name="P14">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23"/>
      <text:p text:style-name="P14">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text:span><text:soft-page-break/><text:span text:style-name="T4">따르면, 해당 세계적 자가증식 체제 내부의 강력한 하위 자가증식 체제들 사이의 파괴적인 경쟁이 시작될 것이다. </text:span></text:p>
      <text:p text:style-name="P14"/>
      <text:p text:style-name="P78"/>
      <text:p text:style-name="P14">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23"/>
      <text:p text:style-name="P14">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무관하며, 설령 소위 인간의 결점들이 “치료”되거나, <text:span text:style-name="T8">(기술성애자들이 원하는대로)</text:span>인간이 지적인 기계들로 대체되어도 이 경향은 계속될 것이다.</text:p>
      <text:p text:style-name="P23"/>
      <text:p text:style-name="P14"/>
      <text:p text:style-name="P14">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29"/>
      <text:p text:style-name="P15">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20"/>
      <text:p text:style-name="P72">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82">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범죄조직으로 분류되지는 않는다. 하지만 그들은 보통 어느정도의 불법활동에 치우치는 경향이 있다. 그들은 정부의 “합법”적 구조에 도전하거나, 심지어 장악하기까지 한다.</text:p>
      <text:p text:style-name="P79"><text:soft-page-break/></text:p>
      <text:p text:style-name="P21"><text:span text:style-name="T62">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text:span><text:span text:style-name="T21">이스라엘에서는 </text:span><text:span text:style-name="T22">(전적으로 합법적인)초</text:span><text:span text:style-name="T21">강경 근본주의 종파가 놀라울 정도로 강해졌고, 지금까지 세속적이었던 국가의 가치와 목표를 전복하려는 심각한 위협을 가하고 있다.</text:span><text:span text:style-name="T22"> </text:span><text:span text:style-name="T21">오늘날 우리가 알고 있는 대기업들은 상대적으로 최근에 </text:span><text:span text:style-name="T22">(그리고 완벽하게 합법적으로)</text:span><text:span text:style-name="T21">등장했다. 그들은 고작 </text:span><text:span text:style-name="T22">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20"/>
      <text:p text:style-name="P75"><text:span text:style-name="T21">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24"/>
      <text:p text:style-name="P16">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25"/>
      <text:p text:style-name="P30"><text:span text:style-name="T83">냉혹한 현실을 직면하기 </text:span><text:span text:style-name="T84">힘들어하는</text:span><text:span text:style-name="T83"> 사람들은 앞에서 설명한 파괴적 경쟁으로 이어지는 과정을 막도록 세계-체제를 설계하고 건설하는 것이 가능하길 원할 것이다. 하지만 </text:span><text:span text:style-name="T85">1장에서 우리는 왜 그런 계획이 결코 현실에서 시행될 수 없는지 설명했다. </text:span><text:span text:style-name="T83">예상되는 반론은, 포유류</text:span><text:span text:style-name="T86">(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충실하게 복무한다. 또한, 외부의 위협 없이도 동물의 세포들은 그들의 의무에 충실하다. 세계-체제를 포유류의 신체처럼 설계해서, 자가증식 체제들 간의 파괴적 경쟁을 막지 못할 이유가 없다는 것이다.</text:span></text:p>
      <text:p text:style-name="P27"/>
      <text:p text:style-name="P73">그러나 포유류의 신체는, 수천만년의 자연선택을 통한 진화의 산물이다. 이는 수천만년 간 시행착오를 겪으며 만들어졌음을 의미한다. 세대 교체 기간을 Δ라고 가정한다면, <text:s/>첫 세대 중 Δ시간 동안 두번째 <text:soft-page-break/>세대를 생산해낸 개체들만이 시험을 통과한 것이다. 세번째 세대까지 살아남은 혈통들은 오직 <text:span text:style-name="T17">2</text:span>Δ 시간의 시험을 통과한 혈통들 뿐이다. 네번째 세대까지 살아남은 혈통들은 오직 <text:s/><text:span text:style-name="T18">3</text:span>Δ 시간의 시험을 통과한 혈통들 뿐이다. 이렇게 계속 이어진다. <text:span text:style-name="T19">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20">다시 말하자면, 유기체의 혈통은 일련의 수백만개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26"/>
      <text:p text:style-name="P74">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80"/>
      <text:p text:style-name="P76"><text:span text:style-name="T80">하지만 일단 자가증식 체제들이 세계적 규모에 도달하면, 두 가지 중요한 차이점이 발생한다. 첫번째 차이점은 “적합”한 개체 수의 차이다. </text:span><text:span text:style-name="T78"><text:s/>세계를 지배할 만큼 충분히 거대하고 강력한 자가증식 체제들은 수십 개 혹은 수백 개에 불과하다. 분명, 백만에 이르지는 못할 것이다. </text:span><text:span text:style-name="T29">“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28">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자연선택을 통한 진화는 계속된다. </text:span><text:span text:style-name="T30">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내부의 복잡 생물학적 유기체들 간의 파괴적 경쟁을 막는 정교하고 복잡한 역학을 갖출 수 있게 해줄 충분히 긴 자연선택은 불가능하다.</text:span></text:p>
      <text:p text:style-name="P85"><text:s/></text:p>
      <text:p text:style-name="P86">한편, 세계적 자가증식 체제들 간의 격렬한 경쟁은 지구의 기후, 대기구성, 해양 성분에 극단적이고 급격한 변화를 가져올 것이고, 생물권에 대단히 파괴적인 영향을 줄 것이다.</text:p>
      <text:p text:style-name="P81"/>
      <text:p text:style-name="P77"><text:soft-page-break/><text:span text:style-name="T30">이 장의 </text:span><text:span text:style-name="T31">Part IV에서 우리는 이 사안에 대해 더욱 자세히 알아볼 것이다. </text:span><text:span text:style-name="T30">우리는 기술적 세계-체제의 발전이 그것의 논리적 귀결점에 도달할 때까지 내버려둘 경우, 지구는 세균, 해조류 같은 극단적 환경에서도 생존할 수 있는 몇몇 단순 유기체를 제외하고 어떠한 생명체도 남아있지 않은 죽음의 행성이 될 것이라고 주장할 것이다.</text:span></text:p>
      <text:p text:style-name="P83"/>
      <text:p text:style-name="P28">************************************************************************************************************</text:p>
      <text:p text:style-name="P18"><text:span text:style-name="T30">우리가 여기서 제시한 이론은 소위 말하는 페르미 역설</text:span><text:span text:style-name="T32">(Fermi Paradox)에 그럴듯한 설명을 줄 수 있다. </text:span><text:span text:style-name="T30">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82"/>
      <text:p text:style-name="P84">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 여기서 우리는 그러한 과정이 존재한다고 주장한다.</text:p>
      <text:p text:style-name="P89"/>
      <text:p text:style-name="P47"><text:span text:style-name="T71">III. </text:span><text:span text:style-name="T68">자가증식 체제에 관한 우리의 논의는 우리 주변에서 볼 수 있는 구체적인 것들을 일반적이고 추상적인 용어로 설명한 것이다. 조직, 운동, 이념은 끊임없는 권력 투쟁에 묶</text:span><text:span text:style-name="T72">여있다</text:span><text:span text:style-name="T68">.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착취당하고 있고, 강력하지만 위험한 기술 개발에 대한 규제가 이루어지지 않는 것이다.</text:span></text:p>
      <text:p text:style-name="P89"/>
      <text:p text:style-name="P50"><text:span text:style-name="T27">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53">통</text:span><text:span text:style-name="T27">신 수단이라는 두 개의 요소의 결합으로 인해 발생한 불가피한 현상이다. </text:span></text:p>
      <text:p text:style-name="P39"/>
      <text:p text:style-name="P39">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91"/>
      <text:p text:style-name="P51">에너지 절약 옹호자들이 무슨 일이 벌어지고 있는지 눈치채지 못했다는 것은 놀랍다. 일단 절약을 통해 에너지를 남기면, 기술적 세계-체제는 이 에너지를 게걸스럽게 먹어치우고는 더 달라고 <text:soft-page-break/>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90"/>
      <text:p text:style-name="P31"><text:span text:style-name="T27">이는 자가증식 체제 이론으로 설명된다: 환경에는 일말의 존중도 하지 않고 지금 당장의 권력을 추구하는 조직들</text:span><text:span text:style-name="T54">(또는 자가증식 체제들)은, 우리 환경에 지금으로부터 50년 후, 혹은 심지어 10년 후에 끼칠 영향을 고려해 권력 추구를 자제하는 조직들보다 더 많은 권력을 얻게된다. </text:span><text:span text:style-name="T55">(전제 2.) 따라서, 자연선택의 과정을 통해, 세상은 장기적 결과에는 아랑곳하지 않고 자신의 권력을 강화하기 위해 모든 가용 자원을 가능한 최대로 사용하는 조직들에 의해 지배받게 된다.</text:span></text:p>
      <text:p text:style-name="P92"/>
      <text:p text:style-name="P52"><text:span text:style-name="T30">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사람들은 환경파괴적 기업들이 생산한 물건을 거부할 수도 있다. 하지만, 인간의 행동과 태도는 조작될 수 있다. 환경 파괴는 대중적 관점에서 어느 정도 정당화될 수 있다. 홍보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33">SNS를 비롯한 도피 수단들은 사람들로 하여금 탐욕적 쾌감을 좇게 만들어 환경 문제에 대한 걱정을 잊게끔 해준다. </text:span><text:span text:style-name="T30">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끔 만들어진다. </text:span><text:span text:style-name="T27">“</text:span><text:span text:style-name="T30">경제성장률을 높이지 않으면 중국인들이 우리를 추월할거에요. 기술과 무기를 발전시키지 않으면 알 카에다가 우리를 날려버릴거에요.”</text:span></text:p>
      <text:p text:style-name="P93"/>
      <text:p text:style-name="P53">대중에게 환경문제를 상기시키려는 환경주의자들의 노력을 조직들은 위의 수단들을 동원해 대응한다. 조직들의 권력 추구에 저항하는 다른 형태의 저항들 역시 비슷한 수단으로 약화시킬 수 있다.</text:p>
      <text:p text:style-name="P94"/>
      <text:p text:style-name="P54">자신들의 권력 추구에 대한 대중의 저항을 성공적으로 약화시키는 조직들이, 대중의 저항을 성공적으로 약화시키지 못하는 조직들 보다 더 강한 권력을 얻게되는 경향이 있다. 따라서, 자연선택 과정을 통해, 환경이 얼마나 파괴되던 아랑곳하지 않는 자신의 권력 추구 활동에 <text:s/>대한 대중의 저항을 점점 더 정교하고 효과적으로 약화시킬 수단을 갖준 조직들이 등장하기 시작한다. 그러한 조직들은 엄청난 부를 갖고 있기에, 환경주의자들은 프로파간다 전쟁에서 그들을 상대할만한 자원이 없다.</text:p>
      <text:p text:style-name="P54"/>
      <text:p text:style-name="P40">이것이 바로 사람들에게 환경적 책임감을 갖도록 가르치려는 시도가 환경파괴를 늦추는데 별다른 영향을 주지 못한 이유이다. 그리고 다시 한번 말하지만, 우리가 여기서 설명한 과정은 특정 상황에 <text:soft-page-break/>의한 우연 또는 인간의 결함으로 인한 것이 아니다. 첨단 기술의 존재로 인해, 자가증식 체제에 작용하는 자연선택은 불가피하게 이 과정을 동반하게 된다.</text:p>
      <text:p text:style-name="P41"/>
      <text:p text:style-name="P33"><text:span text:style-name="T48">IV. </text:span><text:span text:style-name="T34">지구 생물의 역사를 알고, 기술 체제가 우리 행성에 하는 짓을 목격한 사람들은 “6차 대멸종”이 현재 진행 중이라고 생각한다. </text:span><text:span text:style-name="T30">그들은 지금의 멸종이 공룡을 멸종시켰던 백악기 멸종과 유사할 것이라고 생각하는 것이 분명하다. 그들은 다수의 복잡 유기체들이 생존하고, 공룡이 포유류로 대체되었듯이 멸종한 종들은 다른 복잡 유기체로 대체될 것이라고 추정한다. 여기서 우리는 이 순진한 추정이 비합리적이라고 주장한다. 지금 시작한 멸종은 이 행성에 있었던 이전의 대멸종들과는 근본적으로 다른 것이기 때문이다.</text:span></text:p>
      <text:p text:style-name="P42"/>
      <text:p text:style-name="P57"><text:span text:style-name="T30">알려진 바에 의하면, 과거의 대멸종들은 하나의 파괴적 요소, 또는 </text:span><text:span text:style-name="T36">2~3개의 파괴적 요소의 등장으로 인해 발생한 것이었다. </text:span><text:span text:style-name="T30">따라서, 소행성 충돌로 인해 발생한 거대 먼지 구름이 공룡들을 절멸시켰다고 널리 믿어진다. 거대 먼지 구름은 햇빛을 가렸고, 지구는 차가워졌고, 광합성을 방해했다. 추정에 따르면, 포유류는 공룡보다 이러한 환경에서 더 잘 살아남을 수 있었다. 몇몇 공룡들은 소행성 충돌 이후로도 백만년 가량 생존했으며, 따라서 소행성 그 자체로는 백악기를 끝장낸 멸종을 충분히 설명할 수 없다고 주장하는 고생물학자들이 있다. 살아남았던 공룡들은 다른 요인으로 인해 사라진 것이 분명하다. 아마도 오랜기간의 비정상적인 화산 활동이 대기를 어둡게 만들었을 것이다. 어찌됐던간에, 어느 누구도 공룡의 멸종 또는 이전의 다른 대멸종들에 연관된 요소들</text:span><text:span text:style-name="T35">(모두 단순하고 눈먼 힘이었다)</text:span><text:span text:style-name="T30">이 많지 않다는 점을 부정하지 않는다.</text:span></text:p>
      <text:p text:style-name="P58">===================================================</text:p>
      <text:p text:style-name="P56"><text:span text:style-name="T30">이전의 사건들과는 다르게, 지금 진행 중인 멸종은 단 하나의 눈먼 힘 또는 </text:span><text:span text:style-name="T37">2~3개 또는 10개의 눈먼 힘들로 인해 발생하는 것이 아니다. </text:span><text:span text:style-name="T30">대신에, 이것은 다수의 지적이고, 살아있는 힘들에 의해 발생하는 일이다. 이 힘들은 장기적 결과에는 아랑곳 하지 않고 거리낌 없이 자신의 단기적 이익을 쫓는 인간 조직들, 자가증식 체제들이다. 이 과정에서 그들은 끝없는 권력에의 욕망에 따라 모든 땅을 뒤집고, 모든 가능성을 시험하고, 모든 지역을 탐험한다.</text:span></text:p>
      <text:p text:style-name="P95"/>
      <text:p text:style-name="P55">==========================================</text:p>
      <text:p text:style-name="P59"><text:span text:style-name="T30">이것은 생물학적 현상과 비교할 수 있다: <text:s/>진화를 통해 유기체들은 모든 기회를 이용하고, 모든 자원을 사용하고, 생명이 가능한 모든 곳을 침투하는 수단들을 발명한다. 과학자들은 어떠한 생명체도 살 수 없으리라고 여겨졌던 지역에 생명체들이 살거나, 심지어 번성하는 모습을 발견하고서 놀라고는 했다. 햇빛이 닿지 않고, 수면으로부터 가라앉는 영양소들이 불충분한 심해의 열수 배출구 근처에서 번성하는 박테리아, 벌레, 연체동물, 갑각류들이 있다. 이 생명체들 중 일부는 실제로 황화수소를 에너지원으로 사용한다. 대부분의 유기체에게 황화수소는 맹독이다. 어떤 곳에는 어떠한 영양소도 없는 수백 피트 아래 해저에 사는 박테리아들이 있다. 어떤 박테리아들은 오직 “맨 바위와 물”에만 의존해 해저 </text:span><text:span text:style-name="T38">1.7마일에서 살아간다. </text:span><text:span text:style-name="T30">모두가 기생충이라고 불리는 유기체들이 있음을 안다. 기생충은 다른 유기체를 보금자리 삼는다. 하지만 많은 사람들이 다른 기생충 안에서 살아가는 기생충이 있음을 알게되었을 때 놀라워한다. 사실, 기생충의 기생충의 기생충에 기생하는 기생충도 있다.</text:span></text:p>
      <text:p text:style-name="P97"><text:soft-page-break/></text:p>
      <text:p text:style-name="P60">==========================</text:p>
      <text:p text:style-name="P98"><text:span text:style-name="T30"><text:tab/></text:span><text:span text:style-name="T39"><text:tab/></text:span><text:span text:style-name="T30">과학자들이 벼룩을 관찰했네.</text:span></text:p>
      <text:p text:style-name="P98"><text:span text:style-name="T27"><text:tab/><text:tab/></text:span><text:span text:style-name="T30">벼룩의 피를 빨아먹는 작은 벼룩이 붙어있네.</text:span></text:p>
      <text:p text:style-name="P98"><text:span text:style-name="T27"><text:tab/><text:tab/></text:span><text:span text:style-name="T30">그 벼룩에도 여전히 벼룩이 붙어있네.</text:span></text:p>
      <text:p text:style-name="P99"><text:tab/><text:tab/>그렇게 무한히 계속되네.</text:p>
      <text:p text:style-name="P100"><text:span text:style-name="T68"><text:tab/></text:span><text:span text:style-name="T70">==========================</text:span></text:p>
      <text:p text:style-name="P100"><text:span text:style-name="T70"><text:tab/></text:span><text:span text:style-name="T68">두말할 것 없이, 생명이 살 수 있는 환경에는 제한이 있다. 예를 들어, <text:s/>100° C 이상의 온도에서 평범한 단백질이 안정적으로 작동할 수 있는 일반적인 </text:span><text:span text:style-name="T69">기제가 존재하는지에 대한 질문이 있어왔다. </text:span><text:span text:style-name="T68">그럼에도 불구하고, 어떤 유기체들은 113° C의 높은 온도에서도 산다. 하지만 이보다 높은 온도에서 생존하고 번식하는 경우는 발견되지 않았다.</text:span></text:p>
      <text:p text:style-name="P61">========================</text:p>
      <text:p text:style-name="P101">생물학적 유기체처럼, 세계의 주요 인간 자가증식 체제들 역시 끝없는 권력 추구를 위해 모든 자원을 사용하고, 쓸모있는 것을 찾아 모든 지역을 구석구석 침투한다. <text:s/>그리고 기술이 발전할 수록, 이전에는 쓸모없어 보였던 것이 쓸모있는 것으로 밝혀진다. 따라서 점점 더 많은 자원이 채굴되고, 점점 더 많은 지역이 침투되고, 점점 더 파괴적인 결과가 따라온다. 예를들어:</text:p>
      <text:p text:style-name="P102">=================================</text:p>
      <text:p text:style-name="P34"><text:span text:style-name="T30">인간이 우연히 발견한 철광석, 금, 구리 외에는 금속을 사용하지 않았을 때, 유일한 광업 활동은 도구를 만드는데 필요한 부싯돌이나 흑요석을 바위에서 떼어내는 것이었다. 하지만 일단 사람들이 금속을 대규모로 사용하는 방법을 알게되면서, 광업의 파괴적 효과는 명백해졌다. </text:span><text:span text:style-name="T40">16세기 즈음엔, 광업으로 인해 시냇물과 강이 오염되고, 시골 지역이 파괴되었다는 것이 분명해졌다. </text:span><text:span text:style-name="T30">하지만 그 당시의 광업은 상대적으로 고품질 광석이 있는 몇몇 지역에만 영향을 주었다. 그리고 다른 지역에 살던 사람들은 아마 금속 채굴로 인한 피해에 대해 한번도 생각하지 않았을 것이다. 하지만, 최근에 들어와서, 값비싼 광물을 찾아내는 더 정교한 수단들이 발명되었을 뿐만 아니라, 예전엔 채산성이 낮아 방치되었던 저품질 광석들을 사용하는 방법이 발견되기 시작했다. 이러한 발전으로 인해, 채굴 행위는 지속적으로 새로운 지역에 침투하고 있으며, 이로 인해 심각한 환경 피해가 발생하고 있다. 다수의 낡은 광산들에서 흘러나오는 물들은 너무나 심각하게 오염된 나머지, 독성 금속을 제거하기 위한 처치를 “영원히” 받아야만 한다고 한다. 물론, 광산들은 영원히 처치받지 않을 것이다. 그리고 처치가 중단되었을 때, 강들은 회복불가능할 정도로 오염될 것이다.</text:span></text:p>
      <text:p text:style-name="P43">=================================================</text:p>
      <text:p text:style-name="P35"><text:span text:style-name="T30">수십 년 전에는 쓸모없는 것으로 여겨졌던 원소들의 새로운 용도가 발견되면서, 채굴 활동은 여전히 다른 지역들에 침투해 들어가고 있다. 대부분의 “희토류”들은 </text:span><text:span text:style-name="T42">20세기 중반 이전에는 제한된 유용성만을 갖고 있었다. 하지만 현재에는 많은 목적에 필수적인 것으로 여겨지고 있다.56 </text:span><text:span text:style-name="T30">예를 들어, 풍력 발전기에 필요한 가벼운 영구 자석을 만드는 데에는 많은 양의 네오디뮴이 필요하다. 불행하게도, 대부분의 희토류는 방사성 원소를 포함하고 있다. 따라서 희토류 금속 채굴은 방사능 폐기물을 만든다. 그 외에도 희토류 채굴은 일반적인 채굴과 유사한 환경 문제들을 낳는다.</text:span></text:p>
      <text:p text:style-name="P103"><text:soft-page-break/>================</text:p>
      <text:p text:style-name="P62"><text:span text:style-name="T30">양적으로 봤을 때, 적어도, 우라늄은 원자 폭탄과 원자력 발전소의 발명 이전에는 별로 쓸모가 없었다. 지금은 대규모로 채굴되고 있다. 상대적으로 적은 양의 비소는 의약품, 쥐 잡는 독약, 물감을 생산하는데에 충분했다. 하지만 오늘날에 비소는 납 합금과 목재 보존용으로 대규모로 사용되고 있다. 비산제</text:span><text:span text:style-name="T41">2구리로 처리된 울타리는 미국 서부에서 대단히 널리 사용되고 있으며, 수백만개가 있을 것이 분명하다. </text:span><text:span text:style-name="T30">이 울타리들은 처리되지 않은 것보다 훨씬 오래가지만, 언젠가는 망가진다. 이 울타리들은 결국 해체될 것이다. 그리고 이것이 해체될 때, 품고 있던 비소가 환경에 퍼져나갈 것이다. 수은, 납, 카드뮴과 같은 유해한 발암물질들에 대한 광범위한 채굴과 사용은 이를 사방에 퍼뜨릴 것이다. 이런 물질에 대한 정화 노력은 문제의 규모에 비해 너무나도 보잘 것 없어 농담</text:span><text:span text:style-name="T43">에 불과하다.</text:span></text:p>
      <text:p text:style-name="P87"/>
      <text:p text:style-name="P88">==========</text:p>
      <text:p text:style-name="P48"><text:span text:style-name="T68">다른 자원의 추출과 정제 역시 유사한 궤적을 따라가고 있다. 지하에서 추출할 수 있는 물질인 석유는 원래 거의 쓸모가 없었다. 하지만 </text:span><text:span text:style-name="T73">19세기에 석유으로부터 케로신을 추출할 수 있다는 사실이 밝혀졌고, 등불을 밝히는데 케로신이 고래기름보다 뛰어났다. </text:span><text:span text:style-name="T68">이 발견으로 인해 </text:span><text:span text:style-name="T73">1859년 펜실베니아에서 최초의 “</text:span><text:span text:style-name="T74">유정</text:span><text:bookmark text:name="firstHeading"/><text:span text:style-name="T74">(油井)</text:span><text:span text:style-name="T73">”</text:span><text:span text:style-name="T75">이</text:span><text:span text:style-name="T73"> 건설되었고, 다른 지역에서도 건설되기 시작했다. </text:span><text:span text:style-name="T68">당시 석유 산업은 주로 케로신에 의지하고 있었다. 천연가스와 가솔린 같은 다른 석유 제품에 대한 수요는 거의 없었다. 하지만 이후 천연가스는 난방, 요리, 조명에 쓰이기 시작했다. </text:span><text:span text:style-name="T76">20세기 초반에 가솔린 자동차가 등장하면서 석유 산업은 산업 세계 경제의 핵심 지위를 얻게 되었다. </text:span><text:span text:style-name="T68">그때부터, 석유의 새로운 사용처는 계속해서 발견되기 시작했다. 추가로, 탄화수소를 처리법이 발명되면서, 예전엔 쓸모없었던 석유 증류액이 유용한 상품으로 변했다. 그리고 예전에는 </text:span><text:span text:style-name="T77">(높은 유황 비율 같은) 바람직하지 못한 특성 때문에 채굴 가치가 없었던 석유 매장지들이 지금은 중요해졌다.61</text:span></text:p>
      <text:p text:style-name="P45"> </text:p>
      <text:p text:style-name="P104">=====================================</text:p>
      <text:p text:style-name="P49"><text:span text:style-name="T30">석유 회사들은 계속해서 더욱 정교한 석유 매장지 탐색 수단을 만들어가고 있고, 바로 이런 이유로 “발견된 석유 매장량”이 계속 증가하고 있는 것이다. 그뿐만 아니라, 이전에 접근 불가능했던 석유가 새로운 기술로 인해 접근 가능해지고, </text:span><text:span text:style-name="T44">(천연가스를 포함한) 석유 </text:span><text:span text:style-name="T30">채굴이 어려웠던 지역의 수익성이 높아졌기 때문이다. 석유시추공들은 지구 지표면을 점점 더 깊게 파들어가고, 심지어 수평으로 파기까지 한다. </text:span><text:span text:style-name="T47">“프래킹”(</text:span><text:span text:style-name="T30">수압파쇄법, fracking</text:span><text:span text:style-name="T47">)</text:span><text:span text:style-name="T30">은 셰일</text:span><text:span text:style-name="T45">(shale)암으로부터 새로운 석유, 특히 천연 가스를 추출할 수 있게 한다. </text:span><text:span text:style-name="T30">해저에서 발견된 대량의 메탄 수화물을 활용하는 기법들이 개발 중이다.</text:span><text:span text:style-name="T45">62</text:span><text:span text:style-name="T30">이러한 기술적 진보로 인해, 석유 산업은 계속해서 지표면을 훼손해가고 있으며, 인류는 그저 행운만을 바래야 한다. 예를들어, 프래킹은 무해한 기법이 아니다.</text:span><text:span text:style-name="T45">63 무엇보다도, 프래킹에 쓰인 폐수는 지진을 유발한다.64</text:span></text:p>
      <text:p text:style-name="P152">=====================================</text:p>
      <text:p text:style-name="P36"><text:span text:style-name="T30">누구든 기술적 세계-체제가 언젠가는 화석 연료</text:span><text:span text:style-name="T50">(가 남아 있는 동안)</text:span><text:span text:style-name="T30"> 사용을 멈출 것이라고 생각하는 사람은 꿈을 꾸고 있다.</text:span><text:span text:style-name="T50">65 </text:span><text:span text:style-name="T30">설령 체제가 화석 연료를 포기하더라도, 다른 파괴적 에너지 자원들이 활용될 것이다. 원자력 발전소는 방사성 폐기물을 만든다. 방사성 폐기물을 안전하게 처리하는 방법은 아직 발견되지 않았다.</text:span><text:span text:style-name="T50">66 그리고 심지어 세계의 주요 자가증식 체제들은 쌓여가는 방사성 쓰레기를 영구적으로 보관할 장소를 찾으려는 진지한 노력조차 하지 않는다. </text:span><text:span text:style-name="T30">물론, 자가증식 </text:span><text:soft-page-break/><text:span text:style-name="T30">체제들은 지금 당장 권력을 유지하기 위해 에너지가 필요하다. 반면, 방사성 폐기물로 인한 위험은 미래의 것이다. 우리가 강조했듯이, 자연선택은 장기적 결과에 아랑곳하지 않고 현재의 권력을 추구하는 자가증식 체제를 선호한다. 따라서 원자력 발전소는 계속해서 지어지고, 불태운 연료를 처리하는 문제는 대부분 무시될 것이다. 사실, 핵폐기물 문제는 완전히 통제불가능한 방향으로 나아가고 있다. 소수의 거대한 구식 원자로 대신에, 무수히 많은 작은 “소형 핵”들이 건설될 것이다.</text:span><text:span text:style-name="T51">68 따라서 모든 작은 마을들은 자신만의 원자력 발전소를 갖게될 것이다.69</text:span><text:span text:style-name="T30">거대한 구식 원자로들은 최소한 방사성 폐기물들을 상대적으로 몇개 안되는 지역에만 집중시켰다. 하지만 세계 곳곳에 흩어져있는 수많은 소형 핵으로 인해 방사성 폐기물은 모든 지역에서 발생할 것이다. 어지간히 순진하거나, 자기기만에 뛰어난 사람이 아니고서야 모든 소도시들이 핵폐기물들을 책임감 있게 다룰 것이라고 믿지 않을 것이다. 실제로는, 대부분의 방사성 물질들이 환경에 침투할 것이다.</text:span></text:p>
      <text:p text:style-name="P46"/>
      <text:p text:style-name="P147">=================================================</text:p>
      <text:p text:style-name="P148"><text:span text:style-name="T27">“</text:span><text:span text:style-name="T30">녹색” 에너지 자원은 체제를 화석 연료와 핵에너지로부터 떼어놓지 못할 것이다. 설령 떼어놓는다 하더라도, 녹색 에너지 자원을 자세히 들여다보면 그다지 녹색이 아니다. </text:span><text:span text:style-name="T27">“</text:span><text:span text:style-name="T30">우리의 에너지 수요에 대해서는 공짜 점심은 없습니다.” 천연자원보호위원회 책임자가 말했다. </text:span><text:span text:style-name="T27">“</text:span><text:span text:style-name="T30">에너지를 얻기 위해선, 우리는 충격적인 일들을 해야만 합니다.”</text:span><text:span text:style-name="T46">70</text:span></text:p>
      <text:p text:style-name="P171">==============================================</text:p>
      <text:p text:style-name="P149"><text:span text:style-name="T30">풍력발전소 건설은 방사성 폐기물을 만든다. 앞서 말했듯이, 풍력 발전기에 쓰이는 영구 자석은 희토류 네오디뮴으로 만들기 때문이다. 추가로, 풍력발전소는 터빈의 “프로펠러”에 날아가는 무수히 많은 새들을 죽인다. </text:span><text:span text:style-name="T52">71</text:span><text:span text:style-name="T30">미국, 중국을 비롯한 국가들이 대규모의 풍력발전소를 계획하고 있다. 예상되는 결과는 다수의 조류의 멸종이다.</text:span><text:span text:style-name="T52">72 </text:span><text:span text:style-name="T27">“</text:span><text:span text:style-name="T30">캘리포니아 데이비스의 생태학자이자 연구자인 </text:span><text:span text:style-name="T49">션 스몰우드가 말했다: ‘터빈의 숫자를 봤을 때, 제 생각엔 우리가 너무나 많은 맹금류를 죽일 것이고, 결국 맹금류는 사라질 것입니다.’” 맹금류는 설치류 개체수를 통제하는데 중요한 역할을 한다. 따라서 맹금류가 사라질 경우 설치류들을 죽이기 위해 더 많은 살충제를 쓰게될 것이다.</text:span></text:p>
      <text:p text:style-name="P172">=========================================</text:p>
      <text:p text:style-name="P150"><text:span text:style-name="T27">미국은 </text:span><text:span text:style-name="T56">EATR라고 불리우는 군사 로봇을 개발하고 있다. EATR는 재사용 가능 자원인 녹색 에너지를 사용한다. “그것은 주변에서 찾은 생물자원</text:span><text:span text:style-name="T57">(biomass)을 먹어서 연료를 얻는다.”74 하지만 당신은 주변에서 찾을 수 있는 모든 생물자원을 게걸스럽게 먹어 치우는 로봇 군대의 전쟁이 가져올 파괴를 상상할 수 있다. 그리고 만약 생물자원-먹기 기술이 민간에도 적용된다면, 이는 언제나 에너지에 굶주린 체제를 만족시키기 위해 살아있는 모든 것을 위험에 빠뜨릴 것이다.</text:span></text:p>
      <text:p text:style-name="P173">=============================</text:p>
      <text:p text:style-name="P174">But solar energy is harmless, right? </text:p>
      <text:p text:style-name="P175">그래도 태양 에너지는 괜찮겠죠? 그렇죠?</text:p>
      <text:p text:style-name="P153">Well, not quite, for solar panels compete with biological organisms for the light of the Sun. </text:p>
      <text:p text:style-name="P155">글쎄, 아닌 것 같다. 태양광 패널이 생물 유기체들의 햇빛을 빼앗아가기 때문이다.</text:p>
      <text:p text:style-name="P153">Let's recall what we pointed out earlier, that the technological system invariably expands until it is using all available energy, and then it demands more. </text:p>
      <text:p text:style-name="P155">우리가 앞서 지적했던 것을 떠올려보자. 기술 체제는 언제나 가용 에너지가 다 떨어질때까지 확장하고서는, 더 달라고 요구한다는 것이다.</text:p>
      <text:p text:style-name="P65"><text:soft-page-break/><text:span text:style-name="T27">If fossil fuels and nuclear pow</text:span><text:span text:style-name="T66">er</text:span><text:span text:style-name="T27">75 aren't going to sa</text:span><text:span text:style-name="T66">t</text:span><text:span text:style-name="T27">isfy the system's ever-growing demand for energy, then solar panels will be placed wherever sunlight can be collected. </text:span></text:p>
      <text:p text:style-name="P67"><text:span text:style-name="T27">만약 화석 연료와 핵에너지가</text:span><text:span text:style-name="T58">75 체제의 끝없이 늘어나는 요구를 만족시켜줄 수 없으면, 햇빛이 닿는 모든 장소에 태양광 패널이 설치될 것이다.</text:span></text:p>
      <text:p text:style-name="P153">This means, inter alia, that solar panels will progressively invade the habitats of living things, depriving them of sunlight and therefore killing most of them. </text:p>
      <text:p text:style-name="P155">이것은 태양광 패널들이 점차 생물들의 서식지에 침입해갈 것이며, 햇빛을 차단하고, 대부분을 죽일 것을 의미한다.</text:p>
      <text:p text:style-name="P153"/>
      <text:p text:style-name="P154">This is not speculation. </text:p>
      <text:p text:style-name="P156">이것은 추측이 아니다.</text:p>
      <text:p text:style-name="P66"><text:span text:style-name="T27">Plans </text:span><text:span text:style-name="T23">“</text:span><text:span text:style-name="T27">to create huge solar energy plants in the deserts</text:span><text:span text:style-name="T23">” </text:span><text:span text:style-name="T27">of the western United States--"prime habitat for threatened plants and animals</text:span><text:span text:style-name="T23">”</text:span><text:span text:style-name="T27">76</text:span><text:span text:style-name="T23">—</text:span><text:span text:style-name="T27">are already being carried out.77 </text:span></text:p>
      <text:p text:style-name="P68"><text:span text:style-name="T27">“멸종 위기 동식물들의 주요 서식지였던”</text:span><text:span text:style-name="T59">76</text:span><text:span text:style-name="T27"> 미국 서부 사막에 “거대한 태양 에너지 발전소를 건설”할 계획이 이미 실행되고 있다. </text:span><text:span text:style-name="T59">77</text:span></text:p>
      <text:p text:style-name="P157"/>
      <text:p text:style-name="P66"><text:span text:style-name="T27">In 2011 Janine Blaeloch, executive director of the Western Lands Project, predicted: </text:span><text:span text:style-name="T23">“</text:span><text:span text:style-name="T27">These [solar energy] plants will introduce a huge amount of damage to our public land and habitat.</text:span><text:span text:style-name="T23">”</text:span><text:span text:style-name="T27">78 </text:span></text:p>
      <text:p text:style-name="P69"><text:span text:style-name="T60">2011년 Western Lands Project의 상임이사 </text:span><text:span text:style-name="T27">쟈닌 밸로치</text:span><text:span text:style-name="T60">( Janine Blaeloch)는 다음과 같이 예측했다: “태양 발전소는 우리의 공유지와 서식지에 심각한 피해를 입힐 것입니다.”78</text:span></text:p>
      <text:p text:style-name="P158"/>
      <text:p text:style-name="P154">There is reason to believe that Blaeloch's prediction is beginning to come true.79 </text:p>
      <text:p text:style-name="P68"><text:span text:style-name="T27">밸로치의 예측이 실제로 발생하고 있다고 믿을만한 이유가 있다.</text:span><text:span text:style-name="T60">79</text:span></text:p>
      <text:p text:style-name="P159"/>
      <text:p text:style-name="P154">And remember, the system's appetite for energy is insatiable: </text:p>
      <text:p text:style-name="P156">그리고 에너지에 대한 체제의 식욕은 만족할줄 모른다는 것을 기억하라:</text:p>
      <text:p text:style-name="P68"/>
      <text:p text:style-name="P154">In all probability the development of solar energy will expand until there is no habitat left for living organisms other than the domesticated crops that the system grows to satisfy its own needs. </text:p>
      <text:p text:style-name="P156">아마도 태양 에너지의 개발은 체제가 자신의 필요에 의해 심은 길들여진 작물들 이외의 모든 생명체들의 서식지가 사라질 때까지 확장될 것이다.</text:p>
      <text:p text:style-name="P151">========================================</text:p>
      <text:p text:style-name="P176">But there is much more to be taken into account. </text:p>
      <text:p text:style-name="P177">하지만 고려해야할 점이 많다.</text:p>
      <text:p text:style-name="P160">Notwithstanding the folly of Ray Kurzweils fantasies of a future technological utopia, he is absolutely right about some things. </text:p>
      <text:p text:style-name="P164">레이 커즈와일의 미래 기술 유토피아 환상에도 불구하고, 그는 어떤 부분에서는 완전히 옳았다.</text:p>
      <text:p text:style-name="P164"/>
      <text:p text:style-name="P160">He quite correctly points out that in thinking about the future most people make two errors: </text:p>
      <text:p text:style-name="P164"><text:soft-page-break/>그는 미래에 대해 생각할 때 대부분의 사람들이 두 개의 오류를 저지른다는 점을 제대로 지적했다:</text:p>
      <text:p text:style-name="P160"/>
      <text:p text:style-name="P37"><text:span text:style-name="T27">(i) They </text:span><text:span text:style-name="T23">“</text:span><text:span text:style-name="T27">consider the transformations that will result from a single trend (or from several specified trends that are already evident] in today's world as if nothing else will change. ”80</text:span></text:p>
      <text:p text:style-name="P170"><text:span text:style-name="T27">(</text:span><text:span text:style-name="T61">i</text:span><text:span text:style-name="T27">) 사람들은 “오늘날 세계의 어떤 변화가 다른 것은 바꾸지 않을 것이라고 간주한다.”</text:span><text:span text:style-name="T61">80</text:span><text:span text:style-name="T27"> </text:span></text:p>
      <text:p text:style-name="P160"/>
      <text:p text:style-name="P37"><text:span text:style-name="T27">And (ii) th</text:span><text:span text:style-name="T66">e</text:span><text:span text:style-name="T27">y </text:span><text:span text:style-name="T23">“</text:span><text:span text:style-name="T27">intuitively assume that the current rate of progress will continue for future periods,” neglecting the unending </text:span><text:span text:style-name="T26">acceleration </text:span><text:span text:style-name="T27">of technological development. 81 </text:span></text:p>
      <text:p text:style-name="P32"><text:span text:style-name="T27">그리고 </text:span><text:span text:style-name="T61">(ii) 사람들은 기술 발전이 끝없이 가속된다는 점을 무시하고“현재의 발전 속도가 미래에도 똑같을 것이라고 직감적으로 단정지어버린다.”81</text:span></text:p>
      <text:p text:style-name="P167"/>
      <text:p text:style-name="P38"><text:span text:style-name="T27">In order to avoid falling into these errors ourselves, we have to remember that the assaults on the terrestrial environment that are known and observable </text:span><text:span text:style-name="T26">now </text:span><text:span text:style-name="T27">will not in future be the only ones. </text:span></text:p>
      <text:p text:style-name="P165">우리 스스로가 이런 오류를 저지르지 않기 위해서, 우리는 지금 보고 있는 지상 환경에 대한 공격 수단이 미래에는 더욱 많아지리라는 것을 기억해야한다.</text:p>
      <text:p text:style-name="P161"/>
      <text:p text:style-name="P162">Just as the use of petroleum distillates in internal combustion engines was undreamed of before 1860 at the earliest,82 just as the use of uranium as fuel was undreamed of before the discovery of nuclear fission in 1938–39,83 just as most uses of the rare earths were undreamed of until recent decades, so there will be future uses of resources, future ways of exploiting the environment, future corners for the technological system to invade that at present are still undreamed of. </text:p>
      <text:p text:style-name="P169">마치 1860년 이전에 내연기관의 석유를 떠올리지 못했던 것처럼,82 마치 1938~1939년에 핵분열을 발견하기 이전 우라늄을 연료로 쓸 생각을 하지 못했던 것처럼, 마치 최근 수십 년 이전에 희토류를 쓸 생각을 못했던 것처럼, 미래에도 새로운 자원 활용법, 환경을 착취할 새로운 방법, 지금은 생각치도 못한 새로운 침투 방법이 등장할 것이다.</text:p>
      <text:p text:style-name="P169"/>
      <text:p text:style-name="P163">In attempting to estimate the coming damage to our environment, we can't just project into the future the effects of currently known causes of environmental harm; </text:p>
      <text:p text:style-name="P166">미래의 환경파괴를 추측할 때, 우리는 지금의 환경파괴 원인만을 투영해서는 안된다.</text:p>
      <text:p text:style-name="P166"/>
      <text:p text:style-name="P163">we have to assume that new causes of environmental harm, which no one today can even imagine, will emerge in the future. </text:p>
      <text:p text:style-name="P166">우리는 미래에는 오늘날 어느 누구도 상상하지 못한 새로운 환경파괴 원인이 등장할 것이라고 가정해야한다.</text:p>
      <text:p text:style-name="P163"/>
      <text:p text:style-name="P163">Moreover, we have to remember that the growth of technology, and with it the exacerbation of the harm that technology does to our environment, will accelerate ever more rapidly over the coming decades. </text:p>
      <text:p text:style-name="P163"/>
      <text:p text:style-name="P163">All this being taken into consideration we have to conclude that, in all probability, little or nothing on our planet will much longer remain free of gross disruption by the technological system. </text:p>
      <text:p text:style-name="P168"><text:soft-page-break/>================================</text:p>
      <text:p text:style-name="P106"><text:span text:style-name="T66">: </text:span><text:span text:style-name="T27">Most people take our atmosphere for granted, as if Providence had decreed once and for all that air should consist of 78% nitrogen, 21% oxygen, and 1% other gass</text:span><text:span text:style-name="T66">e</text:span><text:span text:style-name="T27">s. In reality our atmosphere in its present form was created, and is still maintained, through the action of living things. 84 Originally the atmosphere contained far more carbon dioxide than it does today, 85 and we may wonder why the greenhouse effect didn't make the Earth too hot for life ever to begin. The answer, presumably, is that the Sun at that time radiated much less energy than it does now.86 In any case, it </text:span></text:p>
      <text:p text:style-name="P107">CHAPTER Two: PART IV </text:p>
      <text:p text:style-name="P108">was the biosphere that took the excess carbon dioxide out of the air: </text:p>
      <text:p text:style-name="P109"><text:span text:style-name="T27">As primitive bacteria and cyanobacteria had, through photosynthesis or related life processes, captured atmospheric carbon, depositing it on the seafloor, carbon was removed from the atmosphere. .</text:span><text:span text:style-name="T66">.. </text:span></text:p>
      <text:p text:style-name="P110">Cyanobacteria also were the first organisms to utilize water as a source of electrons and hydrogen in the photosynthetic process. Free oxygen was released as a result of this reaction and began to accumulate in the atmosphere, allowing oxygen-dependent life-forms to evolve. 87 </text:p>
      <text:p text:style-name="P111"/>
      <text:p text:style-name="P112"><text:span text:style-name="T27">Biological processes also affect the amount of methane in the atmosphere,88 and let's remember that methane has a far more powerful effect in promoting global warming than carbon dioxide does.89 On the other hand, some experts claim that 3.7 billion years ago certain microbes generated large quantities of methane that, instead of warming the planet</text:span><text:span text:style-name="T26">, cooled </text:span><text:span text:style-name="T27">it by creating clouds that reflected sunlight back into space. Supposedly, the Earth narrowly escaped becoming too cold for the survival of life. 90 However that may be, it's evident that a really radical disruption of the biosphere could cause an atmospheric disaster: a lack of oxygen, a concentration of toxic gasses such as methane or ammonia, a deficiency or an excess of carbon dioxide that would make our planet too cold or too hot to support life. </text:span></text:p>
      <text:p text:style-name="P113"><text:span text:style-name="T27">At present, the most im</text:span><text:span text:style-name="T65">mi</text:span><text:span text:style-name="T27">nent danger seems to be the possible overheating of the Earth through an excess in the atmosphere of carbon dioxide and perhaps methane. 91 Just how hot might the Earth get if humans continue to burn fossil fuels? About 56 million years ago there was a massive increase in the amount of carbon d</text:span><text:span text:style-name="T65">ioxi</text:span><text:span text:style-name="T27">de in our atmosphere, estimated to be roughly equal to the amount that would be added now if humans burned off </text:span><text:span text:style-name="T23">“</text:span><text:span text:style-name="T27">all the Earth's reserves of coal, oil, and natural gas."92 The result was a radical change in the terrestrial environment, including a 90 F (5° C) rise in average temperatures93 and the flooding of substantial parts of the continents.94 There weren't any mass extinctions,95 but this should give us no sense of security about the future of the biosphere, because we can't assume that the effect of adding a given amount of carbon dioxide to the atmosphere today will be the same as what it was 56 million years ago. % </text:span></text:p>
      <text:p text:style-name="P114"><text:soft-page-break/>The carbon dioxide added to the atmosphere 56 million years ago was probably added relatively slowly, over thousands of years. 97 If humans </text:p>
      <text:p text:style-name="P115">ANTI-TECH REVOLUTION </text:p>
      <text:p text:style-name="P63"><text:span text:style-name="T27">now burn off all petroleum reserves they undoubtedly will do so in a small fraction of that time, hence living organisms will have little opportunity to adapt to their changed environment. Moreover, the presumed equivalence of the amount of carbon dioxide being released today with what was released 56 million years ago is based on an estimate of the Earth's fossil-fuel reserves that almost certainly is far too low, for new and unexpected deposits of oil and natural gas are cont</text:span><text:span text:style-name="T65">inua</text:span><text:span text:style-name="T27">lly being discovered and estimates of the reserves are correspondingly raised. Account must also be taken of other ways in which humans add carbon dioxide to the atmo sphere. For example, vast quantities of limestone are </text:span><text:span text:style-name="T23">“</text:span><text:span text:style-name="T27">burned</text:span><text:span text:style-name="T23">” </text:span><text:span text:style-name="T27">to make lime and portland cemento: CaCO, </text:span><text:span text:style-name="T23">→ </text:span><text:span text:style-name="T27">CaO + CO,. It'</text:span><text:span text:style-name="T65">s </text:span><text:span text:style-name="T27">not clear how much of the carbon dioxide (CO2) is eventually recaptured by the lime (Cao) or how long that takes. </text:span></text:p>
      <text:p text:style-name="P116"><text:span text:style-name="T27">But even if the Earth warms no more than it did 56 million years ago, the consequences will be unacceptable to the powerful classes in our society. The world's dominant self-prop systems will therefore resort to "geo-engineering,</text:span><text:span text:style-name="T23">” </text:span><text:span text:style-name="T27">that is, to a system of artificial manipulation of the atmosphere designed to keep temperatures within acceptable limits. 99 The implementation of geo-engineering will entail immediate, desperate risks, 100 and even if no immediate disaster ensues the eventual consequences very likely will be catastrophic.101 </text:span></text:p>
      <text:p text:style-name="P117"><text:span text:style-name="T27">Chlorofluorocarbons (“CFCs”) have been phased out by international agreement in order to allow the ozone layer, which protects living organisms from the Sun's ultraviolet radiation, to recover from the damage it ha</text:span><text:span text:style-name="T65">s </text:span><text:span text:style-name="T27">suffered in the past. The program has been a clear success, 102 and some people have su</text:span><text:span text:style-name="T67">gg</text:span><text:span text:style-name="T27">ested that the ozone agreement could provide a "template" for an international treaty to limit carbon-</text:span><text:span text:style-name="T65">dioxi</text:span><text:span text:style-name="T27">de emissions.103 But the agreement to phase out CFCs was possible only because CFCs are of relatively minor economic importance and substitutes for them can be found.104 Fossil fuels on the other hand are of central importance in the economies of all industrialized nations and those that are in the process of industrializing; consequently it is safe to say that whatever is done about the greenhouse effect will be too little and too late. </text:span></text:p>
      <text:p text:style-name="P118"><text:span text:style-name="T27">To the greenhouse effect we have to add numerous other factors that tend to disrupt the biosphere. As we've seen, living organisms will b</text:span><text:span text:style-name="T66">e </text:span><text:span text:style-name="T27">progressively robbed of sunlight by continual expansion of the system's solar-energy installations. There will be no limit to the conta</text:span><text:span text:style-name="T65">mina</text:span><text:span text:style-name="T27">tion of our environment with radioactive waste, with toxic elements such as lead, </text:span></text:p>
      <text:p text:style-name="P119">la </text:p>
      <text:p text:style-name="P120"><text:span text:style-name="T27">CHAPTER Tw</text:span><text:span text:style-name="T26">o</text:span><text:span text:style-name="T27">: PART IV </text:span></text:p>
      <text:p text:style-name="P121">arsenic, mercury, and cadmium,105 and with a variety of poisonous chemical compounds.106 There will be oil spills from time to time, since the safety measures taken by the petroleum industry are never quite sufficient,107 and in some parts of the world the industry doesn't even make any serious effort to prevent spills.108 </text:p>
      <text:p text:style-name="P105"><text:span text:style-name="T27">The foregoing effects of the technological system's activities have long been recognized as harmful, but there can be little doubt that many effects not recognized as harmful today will turn </text:span><text:soft-page-break/><text:span text:style-name="T27">out to be harmful tomorrow, for this has often happened in the past.109 </text:span><text:span text:style-name="T23">“</text:span><text:span text:style-name="T27">It has been estimated that the modern sediment loads of the rivers draining into the Atlantic Ocean may be four to five times greater than the prehistoric rates because of the effects of human activity."110 How, in the long run, will this affect life in the ocean? Does anyone know? Genes from genetically engineered organ isms can, and almost certainly will, be passed to wild plants or an</text:span><text:span text:style-name="T65">im</text:span><text:span text:style-name="T27">als.111 What will be the ultimate consequences for the biosphere of this “genetic pollution?" No one knows. Even if these and other effects turn out to be harmless when considered separately and individually, all of t</text:span><text:span text:style-name="T66">h</text:span><text:span text:style-name="T27">e </text:span><text:span text:style-name="T23">“</text:span><text:span text:style-name="T27">harm less” effects of the system's activities taken together wi</text:span><text:span text:style-name="T66">l</text:span><text:span text:style-name="T27">l surely bring about major alterations in the biosphere. </text:span></text:p>
      <text:p text:style-name="P122"><text:span text:style-name="T27">Here we've done no more than scratch the surface. A full assessment of the w</text:span><text:span text:style-name="T66">a</text:span><text:span text:style-name="T27">ys in which the functioning of the technological world-system currently threatens to disrupt the biosphere would require a vast amount of research, and the results wo</text:span><text:span text:style-name="T65">ul</text:span><text:span text:style-name="T27">d fill several volumes. Will all of these factors add up to a disruption of the biosphere sufficient to prevent it from performing its function in maintaining the present composition of our atmosphere? It's anybody's guess. But that's not all: Let'</text:span><text:span text:style-name="T65">s </text:span><text:span text:style-name="T27">not forget that the technological system is still in its infancy in comparison with what it will become over the next several decades. At a rapidly accelerating pace and in ways that no one has yet imagined, we can expect the world's leading self-prop systems to find more and more opportunities to exploit, more and more resources to extract, more and more corners to invade, until little or nothing on this planet is left free of technological intervention-intervention that will be carried out in a mad quest for immediate increments of power and without regard to long-term consequences. In the opinion of this writer, there is a strong probability that if the biosphere is not destroyed outright it will at least be rendered incapable of maintaining any reasonable approximation to the present composition of our atmosphere, without which none of the more complex forms of life on this planet will be able to survive. </text:span></text:p>
      <text:p text:style-name="P123">mint the biosphames. Will all of the performing </text:p>
      <text:p text:style-name="P124"><text:span text:style-name="T26">7</text:span><text:span text:style-name="T27">6 </text:span></text:p>
      <text:p text:style-name="P125">. </text:p>
      <text:p text:style-name="P126"><text:span text:style-name="T27">ANTI-T</text:span><text:span text:style-name="T65">e</text:span><text:span text:style-name="T66">ch </text:span><text:span text:style-name="T27">REVOLUTI</text:span><text:span text:style-name="T65">ON </text:span></text:p>
      <text:p text:style-name="P127">One plausible outcome might be that the Earth will end up like the planet Venus: </text:p>
      <text:p text:style-name="P128"><text:span text:style-name="T27">It has been suggested that the climate of the Earth could be ultimately unstable. Addition of gasses capable of trapping heat could accelerate the release of H2O and raise the temperature to a point where the oceans would evaporate.... Some believe that such changes may have occurred on Venus.... Venus is a striking example of the importance of the greenhouse effect. Its atmosphere contains a large concentration of CO2 [= carbon dioxide)...</text:span><text:span text:style-name="T66">. </text:span><text:span text:style-name="T27">[T]he Venusian surface temperature is much hotter than the Earth's</text:span><text:span text:style-name="T23">—</text:span><text:span text:style-name="T27">about 780° K [5070 C or 9440 F)-in spite of the fact that Venus absorbs less energy from the Sun because of its ubiquitous cloud cover.... "11</text:span><text:span text:style-name="T26">2 </text:span></text:p>
      <text:p text:style-name="P129"><text:span text:style-name="T27">To sum up the thesis of this part of the present chapter: If the devel opment of the technological world-system is allowed to proceed to its logical conclusion, it will in all probability </text:span><text:soft-page-break/><text:span text:style-name="T27">leave the Earth un</text:span><text:span text:style-name="T65">i</text:span><text:span text:style-name="T27">nhabitable for all of the more complex forms of life as we know them today. This admittedly remains unproven; it represents the author's personal opinion. But the facts and arguments offered here are enough at least to show that the opinion can be entertained as a plausible hypothesis, and that it would be rash to assume without further proof that the denouement we are facing will be no worse than earlier extinction events in the Earth's history. </text:span></text:p>
      <text:p text:style-name="P130"><text:span text:style-name="T27">What can be taken as a near certainty is that—</text:span><text:span text:style-name="T26">if </text:span><text:span text:style-name="T27">the development of the technological system is allowed to proceed to its logical conclu sion—the outcome for the biosphere will be thoroughly devastating; if it isn't worse than the extinction event at the end of the Cretaceous when the dinosaurs disappeared, it can't be much better; if any humans are left alive, they will be very few; and the technological system itself will be dead. </text:span></text:p>
      <text:p text:style-name="P131"><text:span text:style-name="T27">But note the reservation in the foregoing statement: </text:span><text:span text:style-name="T23">“</text:span><text:span text:style-name="T26">if </text:span><text:span text:style-name="T27">the devel opment of the technological system is allowed to proceed to its logical conclusion.”The author has occasionally been asked: </text:span><text:span text:style-name="T23">“</text:span><text:span text:style-name="T27">If the system is going to destroy itself anyway, then why bother to overthrow it?</text:span><text:span text:style-name="T23">” </text:span><text:span text:style-name="T27">The answer, of course, is that if the technological system were el</text:span><text:span text:style-name="T65">imina</text:span><text:span text:style-name="T27">ted </text:span><text:span text:style-name="T26">now </text:span><text:span text:style-name="T27">a great deal could still be saved. The longer the system is allowed to continue its development, the worse will be the outcome for the biosphere and for the human race, and the greater will be the risk that the Earth will be left a dead planet. 113 </text:span></text:p>
      <text:p text:style-name="P132"><text:span text:style-name="T65">C</text:span><text:span text:style-name="T27">HAPTE</text:span><text:span text:style-name="T66">R </text:span><text:span text:style-name="T27">Tw</text:span><text:span text:style-name="T26">o</text:span><text:span text:style-name="T27">: PART V </text:span></text:p>
      <text:p text:style-name="P133"><text:span text:style-name="T27">V</text:span><text:span text:style-name="T26">. The techies</text:span><text:span text:style-name="T23">’ </text:span><text:span text:style-name="T26">wet-dreams. </text:span><text:span text:style-name="T27">There is a current of thought that appears to be carrying many technophiles out of the realm of science and into that of science fiction.114 For convenience, let's refer to those who ride this curre</text:span><text:span text:style-name="T66">n</text:span><text:span text:style-name="T27">t as "the techies."115 The current runs through several channels; not all techies think alike. What they have in common is that they take highly speculative ideas about the future of technology as near certainties, and on that basis predict the arrival within the next few decades of a kind of technological utopia. Some of the techies’ fantasies are astonishingly grandiose. For example, Ray Kurzweil believes that </text:span><text:span text:style-name="T23">“</text:span><text:span text:style-name="T27">[w]ithin a matter of centuries, human intelligence will have re-engineered and saturated all the matter in the universe."116 The writing of Kevin Kelly, another techie, is often so vague as to border on the meaningless, but he s</text:span><text:span text:style-name="T26">eem</text:span><text:span text:style-name="T27">s to say much the same thing that Kurzweil does about human conquest of the universe: </text:span><text:span text:style-name="T23">“</text:span><text:span text:style-name="T27">The universe is mostly empty because it is waiting to be filled with the products of life and the technium... ."</text:span><text:span text:style-name="T66">1</text:span><text:span text:style-name="T27">17 </text:span><text:span text:style-name="T23">“</text:span><text:span text:style-name="T27">The technium</text:span><text:span text:style-name="T23">” </text:span><text:span text:style-name="T27">is Kelly's name for the technological world-system that humans have created here on Earth.118 </text:span></text:p>
      <text:p text:style-name="P134">Most versions of the technological utopia include immortality (at least for techies) among their other marvels. The immortality to which the techies believe themselves destined is conceived in any one of three forms: </text:p>
      <text:p text:style-name="P135">(i) the indefinite preservation of the living human body as it exists today;119 </text:p>
      <text:p text:style-name="P136">(ii) the merging of humans with machines and the indefinite survival of the resulting man-machine hybrids;120 </text:p>
      <text:p text:style-name="P64"><text:span text:style-name="T27">(ii</text:span><text:span text:style-name="T66">i</text:span><text:span text:style-name="T27">) the “uploading</text:span><text:span text:style-name="T23">” </text:span><text:span text:style-name="T27">of minds from human brains into robots or computers, after which the uploaded minds are to live forever within the machines.121 </text:span></text:p>
      <text:p text:style-name="P137"><text:soft-page-break/><text:span text:style-name="T27">Of course, if the technological world-system is going to collapse in the not-too-distant future, as we've argued it must, then no one is going to achieve immortality in any form. But even assuming that we're wrong and that the technological world-system will survive indefinitely, the techies</text:span><text:span text:style-name="T23">’ </text:span><text:span text:style-name="T27">dream of an unlimited life-span is still illusory. We need not doubt that it will be technically feasible in the future to keep a human body, or a man-machine hybrid, alive indefinitely. It is seriously to be doubted that it will ever be feasible to upload</text:span><text:span text:style-name="T23">” </text:span><text:span text:style-name="T27">a human brain into electronic form with sufficient accuracy so that the uploaded entity can reasonably be regarded </text:span><text:span text:style-name="T66">a</text:span><text:span text:style-name="T27">s a functioning duplicate of the original brain. Nevertheless, we will assume in what follows that each of the solut</text:span><text:span text:style-name="T65">i</text:span><text:span text:style-name="T27">ons (i), (ii), and (iii) will </text:span></text:p>
      <text:p text:style-name="P138"><text:span text:style-name="T27">A</text:span><text:span text:style-name="T65">N</text:span><text:span text:style-name="T27">TI-TEC</text:span><text:span text:style-name="T66">H </text:span><text:span text:style-name="T27">REVOLUTION </text:span></text:p>
      <text:p text:style-name="P139">assui </text:p>
      <text:p text:style-name="P44">become technically feasible at some time within the next several decades. </text:p>
      <text:p text:style-name="P140"><text:span text:style-name="T27">It is an index of the techies</text:span><text:span text:style-name="T23">’ </text:span><text:span text:style-name="T27">self-deception that they habitually assume that anything they consider desirable will actually be done when it becomes technically feasible. Of course, there are lots of wonderful things that already are and for a long time have been technically feasible, but don't get done. Intelligent people have said again and again: </text:span><text:span text:style-name="T23">“</text:span><text:span text:style-name="T27">How easily men could make things much better than they are-if they only all tried together!"122 But people never do "all try together," because the principle of natural selection guarantees that self-prop systems will act mainly for their own survival and propagation in competition wi</text:span><text:span text:style-name="T66">t</text:span><text:span text:style-name="T27">h other self-prop </text:span></text:p>
      <text:p text:style-name="P141">· systems, and will not sacrifice competitive advantages for the achievement of philanthropic goals.123 </text:p>
      <text:p text:style-name="P142"><text:span text:style-name="T27">Because immortality, as the techies conceive it, will be technically feasible, the techies take it for granted that some system to which they belong can and will keep them alive indefinitely, or </text:span><text:span text:style-name="T66">p</text:span><text:span text:style-name="T27">rovide them with what they need to keep themselves alive. Today it would no doubt be tech nically feasible to provide everyone in the world with everything that he or she needs in the way of food, clothing, shelter, protection from violence, and what by present standards is considered adequate medical care-if only all of the world's more important self-propagating systems would devote themselves unreservedly to that t</text:span><text:span text:style-name="T66">a</text:span><text:span text:style-name="T27">sk. But that never happens, because the self-prop systems are occupied primarily with the endless struggle for power and therefore act philanthropically only when it is to their advantage to do so. That's why billions of people in the world today suffer from malnutrition, or are exposed to violence, or lack what is consid ered adequate medical care. </text:span></text:p>
      <text:p text:style-name="P143">In view of all this, it is patently absurd to suppose that the tech nological world-system is ever going to provide seven billion human beings with everything they need to stay alive indefinitely. If the projected immortality were possible at all, it could only be for some tiny subset of the seven billion-an elite minority. Some techies acknowledge this.124 One has to suspect that a great many more recognize it but refrain from acknowledging it openly, for it is obviously imprudent <text:soft-page-break/>to tell the public that immortality will be for an elite minority only and that ordinary people will be left out. </text:p>
      <text:p text:style-name="P144"><text:span text:style-name="T27">The techies of course assume that they themselves will be included in the elite minority that supposedly will be kept alive indefinitely. What they find convenient to overlook is that self-prop systems, in the long run, will take care of human beings</text:span><text:span text:style-name="T23">—</text:span><text:span text:style-name="T27">even members of the elite-only to the extent th</text:span><text:span text:style-name="T66">a</text:span><text:span text:style-name="T27">t it is to the systems' advantage to take care of them. When they are no longer useful to the dominant self-prop systems, hum</text:span><text:span text:style-name="T65">an</text:span><text:span text:style-name="T27">s elite or not-will be eliminated. In order to survive, humans not only will have to be useful; they will have to be more useful in relation to the cost of maintaining them</text:span><text:span text:style-name="T23">—</text:span><text:span text:style-name="T27">in other words, they will have to provide a better cost-versus-benefit balance—than any non-human substitutes. This is a tall order, for humans are far more costly to maintain than machines are 125 </text:span></text:p>
      <text:p text:style-name="P145"><text:span text:style-name="T27">It will be answered that many self-prop systems-governments, corporations, labor unions, etc.</text:span><text:span text:style-name="T23">—</text:span><text:span text:style-name="T27">do take care of numerous individuals who are utterly useless to them: old people, people with severe mental or physical disabilities, even criminals serving life sentences. But this is only because the systems in question still need the services of the majority of people in order to function. Humans have been endowed by evolution with feelings of compassion, because hunting-and-gathering bands thrive best when their members show consideration for one another and help one another.126 As long as self-prop systems still need people, it would be to the systems' disadvantage to offend the compassionate feelings of the useful majority through ruthless treatment of the useless minority. More important than compassion, however, is the self-interest of human indi viduals: People would bitterly resent any system to which they belonged if they believed that when they grew old, or if they became disabled, they would be thrown on the trash-heap. </text:span></text:p>
      <text:p text:style-name="P146"><text:span text:style-name="T27">But when </text:span><text:span text:style-name="T26">all </text:span><text:span text:style-name="T27">people have become useless, self-prop systems will find no advantage in taking care of anyone. The techies themselves insist that machines will soon surpass humans in intelligence.127 When that happens, people will be superfluous and natural selection will favor systems that e</text:span><text:span text:style-name="T65">limi</text:span><text:span text:style-name="T27">nate them—if not abruptly, then in a series of stages so that the risk of rebellion will be minimized. </text:span></text:p>
      <text:p text:style-name="P96"><text:span text:style-name="T27">Even though the technological world-system still needs large numbers of people for the present, there are now more superfluous humans than there have been in the past because technolo</text:span><text:span text:style-name="T67">g</text:span><text:span text:style-name="T27">y has replaced people in many jobs and is making inroads even into occupations formerly thought to require human intelligence. 128 Consequently, under the pressure of economic competition, the world's dominant self-prop systems are already allowing a certain degree of callousness to creep into their treatment of superfluous individuals. In the United States and Europe, pensions and other benefits for retired, disabled, unemployed, and other unproductive </text:span></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urier New" svg:font-family="'Courier New'"/>
    <style:font-face style:name="Mangal1" svg:font-family="Mangal"/>
    <style:font-face style:name="Times New Roman1"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04T10:38:34.549000000</dc:date>
    <meta:editing-duration>P1DT5H6M54S</meta:editing-duration>
    <meta:editing-cycles>221</meta:editing-cycles>
    <meta:document-statistic meta:table-count="0" meta:image-count="0" meta:object-count="0" meta:page-count="23" meta:paragraph-count="197" meta:word-count="22082" meta:character-count="47139" meta:non-whitespace-character-count="38014"/>
  </office:meta>
</office:document-meta>
</file>